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302cm"/>
    </style:style>
    <style:style style:name="co3" style:family="table-column">
      <style:table-column-properties fo:break-before="auto" style:column-width="1.489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1.789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 style:data-style-name="N2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6" style:family="table-cell" style:parent-style-name="Default" style:data-style-name="N2">
      <style:table-cell-properties fo:border="none"/>
    </style:style>
    <style:style style:name="ce7" style:family="table-cell" style:parent-style-name="Default">
      <style:table-cell-properties fo:background-color="#ffff00" fo:border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ffff00" fo:border="0.74pt solid #000000"/>
    </style:style>
    <style:style style:name="ce14" style:family="table-cell" style:parent-style-name="Default" style:data-style-name="N2">
      <style:table-cell-properties fo:border="0.74pt solid #000000"/>
    </style:style>
    <style:style style:name="ce15" style:family="table-cell" style:parent-style-name="Default" style:data-style-name="N2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keepassdroid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5"/>
        <table:table-column table:style-name="co5" table:default-cell-style-name="ce15"/>
        <table:table-column table:style-name="co6" table:default-cell-style-name="ce12"/>
        <table:table-column table:style-name="co3" table:default-cell-style-name="ce12"/>
        <table:table-column table:style-name="co7" table:default-cell-style-name="ce15"/>
        <table:table-column table:style-name="co5" table:default-cell-style-name="ce15"/>
        <table:table-row table:style-name="ro1">
          <table:table-cell table:style-name="ce11" office:value-type="string" calcext:value-type="string">
            <text:p>MUT</text:p>
          </table:table-cell>
          <table:table-cell table:style-name="ce11" office:value-type="string" calcext:value-type="string">
            <text:p>SRUN</text:p>
          </table:table-cell>
          <table:table-cell table:style-name="ce11" office:value-type="string" calcext:value-type="string">
            <text:p>SCT</text:p>
          </table:table-cell>
          <table:table-cell table:style-name="ce14" office:value-type="string" calcext:value-type="string">
            <text:p>SAVGTCT</text:p>
          </table:table-cell>
          <table:table-cell table:style-name="ce14" office:value-type="string" calcext:value-type="string">
            <text:p>SCTCT</text:p>
          </table:table-cell>
          <table:table-cell table:style-name="ce11" office:value-type="string" calcext:value-type="string">
            <text:p>TRUN</text:p>
          </table:table-cell>
          <table:table-cell table:style-name="ce11" office:value-type="string" calcext:value-type="string">
            <text:p>TCT</text:p>
          </table:table-cell>
          <table:table-cell table:style-name="ce14" office:value-type="string" calcext:value-type="string">
            <text:p>TAVGTCT</text:p>
          </table:table-cell>
          <table:table-cell table:style-name="ce14" office:value-type="string" calcext:value-type="string">
            <text:p>TCTCT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26" calcext:value-type="float">
            <text:p>126</text:p>
          </table:table-cell>
          <table:table-cell table:number-columns-repeated="2" table:style-name="ce14" office:value-type="float" office:value="1.05882352941176" calcext:value-type="float">
            <text:p>1,06</text:p>
          </table:table-cell>
          <table:table-cell table:number-columns-repeated="2" table:style-name="ce11" office:value-type="float" office:value="102" calcext:value-type="float">
            <text:p>102</text:p>
          </table:table-cell>
          <table:table-cell table:number-columns-repeated="2" table:style-name="ce14" office:value-type="float" office:value="0.857142857142857" calcext:value-type="float">
            <text:p>0,86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41" calcext:value-type="float">
            <text:p>241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.02521008403361" calcext:value-type="float">
            <text:p>2,0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23" calcext:value-type="float">
            <text:p>223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.87394957983193" calcext:value-type="float">
            <text:p>1,87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56" calcext:value-type="float">
            <text:p>356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.99159663865546" calcext:value-type="float">
            <text:p>2,9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43" calcext:value-type="float">
            <text:p>343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2.88235294117647" calcext:value-type="float">
            <text:p>2,88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71" calcext:value-type="float">
            <text:p>471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3.95798319327731" calcext:value-type="float">
            <text:p>3,96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464" calcext:value-type="float">
            <text:p>464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3.89915966386555" calcext:value-type="float">
            <text:p>3,90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586" calcext:value-type="float">
            <text:p>586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4.92436974789916" calcext:value-type="float">
            <text:p>4,9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84" calcext:value-type="float">
            <text:p>58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4.90756302521008" calcext:value-type="float">
            <text:p>4,91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701" calcext:value-type="float">
            <text:p>701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5.89075630252101" calcext:value-type="float">
            <text:p>5,8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704" calcext:value-type="float">
            <text:p>70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5.91596638655462" calcext:value-type="float">
            <text:p>5,92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816" calcext:value-type="float">
            <text:p>816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6.85714285714286" calcext:value-type="float">
            <text:p>6,8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24" calcext:value-type="float">
            <text:p>82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6.92436974789916" calcext:value-type="float">
            <text:p>6,92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931" calcext:value-type="float">
            <text:p>931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7.82352941176471" calcext:value-type="float">
            <text:p>7,8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44" calcext:value-type="float">
            <text:p>94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7.9327731092437" calcext:value-type="float">
            <text:p>7,93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46" calcext:value-type="float">
            <text:p>1046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8.78991596638656" calcext:value-type="float">
            <text:p>8,7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64" calcext:value-type="float">
            <text:p>106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8.94117647058824" calcext:value-type="float">
            <text:p>8,94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61" calcext:value-type="float">
            <text:p>1161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9.7563025210084" calcext:value-type="float">
            <text:p>9,7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84" calcext:value-type="float">
            <text:p>118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9.94957983193277" calcext:value-type="float">
            <text:p>9,95</text:p>
          </table:table-cell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276" calcext:value-type="float">
            <text:p>1276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0.7226890756303" calcext:value-type="float">
            <text:p>10,7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04" calcext:value-type="float">
            <text:p>130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0.9579831932773" calcext:value-type="float">
            <text:p>10,96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391" calcext:value-type="float">
            <text:p>1391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1.6890756302521" calcext:value-type="float">
            <text:p>11,6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424" calcext:value-type="float">
            <text:p>142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1.9663865546218" calcext:value-type="float">
            <text:p>11,97</text:p>
          </table:table-cell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509" calcext:value-type="float">
            <text:p>1509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2.6806722689076" calcext:value-type="float">
            <text:p>12,6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544" calcext:value-type="float">
            <text:p>154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2.9747899159664" calcext:value-type="float">
            <text:p>12,97</text:p>
          </table:table-cell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626" calcext:value-type="float">
            <text:p>162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3.6638655462185" calcext:value-type="float">
            <text:p>13,6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664" calcext:value-type="float">
            <text:p>166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3.9831932773109" calcext:value-type="float">
            <text:p>13,98</text:p>
          </table:table-cell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743" calcext:value-type="float">
            <text:p>1743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4.6470588235294" calcext:value-type="float">
            <text:p>14,6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784" calcext:value-type="float">
            <text:p>178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4.9915966386555" calcext:value-type="float">
            <text:p>14,99</text:p>
          </table:table-cell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60" calcext:value-type="float">
            <text:p>1860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5.6302521008403" calcext:value-type="float">
            <text:p>15,63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904" calcext:value-type="float">
            <text:p>190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6" calcext:value-type="float">
            <text:p>16,00</text:p>
          </table:table-cell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977" calcext:value-type="float">
            <text:p>197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6.6134453781513" calcext:value-type="float">
            <text:p>16,6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024" calcext:value-type="float">
            <text:p>202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7.0084033613445" calcext:value-type="float">
            <text:p>17,01</text:p>
          </table:table-cell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093" calcext:value-type="float">
            <text:p>2093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7.5882352941177" calcext:value-type="float">
            <text:p>17,5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144" calcext:value-type="float">
            <text:p>214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8.0168067226891" calcext:value-type="float">
            <text:p>18,02</text:p>
          </table:table-cell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210" calcext:value-type="float">
            <text:p>2210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8.5714285714286" calcext:value-type="float">
            <text:p>18,57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264" calcext:value-type="float">
            <text:p>226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9.0252100840336" calcext:value-type="float">
            <text:p>19,03</text:p>
          </table:table-cell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327" calcext:value-type="float">
            <text:p>232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9.5546218487395" calcext:value-type="float">
            <text:p>19,5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384" calcext:value-type="float">
            <text:p>238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20.0336134453781" calcext:value-type="float">
            <text:p>20,03</text:p>
          </table:table-cell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444" calcext:value-type="float">
            <text:p>2444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20.5378151260504" calcext:value-type="float">
            <text:p>20,5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504" calcext:value-type="float">
            <text:p>250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21.0420168067227" calcext:value-type="float">
            <text:p>21,04</text:p>
          </table:table-cell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560" calcext:value-type="float">
            <text:p>256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1.5126050420168" calcext:value-type="float">
            <text:p>21,5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624" calcext:value-type="float">
            <text:p>262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22.0504201680672" calcext:value-type="float">
            <text:p>22,05</text:p>
          </table:table-cell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676" calcext:value-type="float">
            <text:p>267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2.4873949579832" calcext:value-type="float">
            <text:p>22,4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744" calcext:value-type="float">
            <text:p>274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23.0588235294118" calcext:value-type="float">
            <text:p>23,06</text:p>
          </table:table-cell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792" calcext:value-type="float">
            <text:p>279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3.4621848739496" calcext:value-type="float">
            <text:p>23,4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864" calcext:value-type="float">
            <text:p>286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24.0672268907563" calcext:value-type="float">
            <text:p>24,07</text:p>
          </table:table-cell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908" calcext:value-type="float">
            <text:p>290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4.436974789916" calcext:value-type="float">
            <text:p>24,4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984" calcext:value-type="float">
            <text:p>298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25.0756302521008" calcext:value-type="float">
            <text:p>25,08</text:p>
          </table:table-cell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024" calcext:value-type="float">
            <text:p>302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5.4117647058824" calcext:value-type="float">
            <text:p>25,4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104" calcext:value-type="float">
            <text:p>310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26.0840336134454" calcext:value-type="float">
            <text:p>26,08</text:p>
          </table:table-cell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139" calcext:value-type="float">
            <text:p>3139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6.3781512605042" calcext:value-type="float">
            <text:p>26,3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224" calcext:value-type="float">
            <text:p>322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27.0924369747899" calcext:value-type="float">
            <text:p>27,09</text:p>
          </table:table-cell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254" calcext:value-type="float">
            <text:p>3254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7.344537815126" calcext:value-type="float">
            <text:p>27,34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3345" calcext:value-type="float">
            <text:p>3345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8.109243697479" calcext:value-type="float">
            <text:p>28,11</text:p>
          </table:table-cell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369" calcext:value-type="float">
            <text:p>3369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8.3109243697479" calcext:value-type="float">
            <text:p>28,3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465" calcext:value-type="float">
            <text:p>346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29.1176470588235" calcext:value-type="float">
            <text:p>29,12</text:p>
          </table:table-cell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3483" calcext:value-type="float">
            <text:p>3483</text:p>
          </table:table-cell>
          <table:table-cell table:style-name="ce14" office:value-type="float" office:value="0.957983193277311" calcext:value-type="float">
            <text:p>0,96</text:p>
          </table:table-cell>
          <table:table-cell table:style-name="ce14" office:value-type="float" office:value="29.2689075630252" calcext:value-type="float">
            <text:p>29,27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585" calcext:value-type="float">
            <text:p>358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30.1260504201681" calcext:value-type="float">
            <text:p>30,13</text:p>
          </table:table-cell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3597" calcext:value-type="float">
            <text:p>3597</text:p>
          </table:table-cell>
          <table:table-cell table:style-name="ce14" office:value-type="float" office:value="0.957983193277311" calcext:value-type="float">
            <text:p>0,96</text:p>
          </table:table-cell>
          <table:table-cell table:style-name="ce14" office:value-type="float" office:value="30.2268907563025" calcext:value-type="float">
            <text:p>30,23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705" calcext:value-type="float">
            <text:p>370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31.1344537815126" calcext:value-type="float">
            <text:p>31,13</text:p>
          </table:table-cell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3711" calcext:value-type="float">
            <text:p>3711</text:p>
          </table:table-cell>
          <table:table-cell table:style-name="ce14" office:value-type="float" office:value="0.957983193277311" calcext:value-type="float">
            <text:p>0,96</text:p>
          </table:table-cell>
          <table:table-cell table:style-name="ce14" office:value-type="float" office:value="31.1848739495798" calcext:value-type="float">
            <text:p>31,1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825" calcext:value-type="float">
            <text:p>382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32.1428571428571" calcext:value-type="float">
            <text:p>32,14</text:p>
          </table:table-cell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3825" calcext:value-type="float">
            <text:p>3825</text:p>
          </table:table-cell>
          <table:table-cell table:style-name="ce14" office:value-type="float" office:value="0.957983193277311" calcext:value-type="float">
            <text:p>0,96</text:p>
          </table:table-cell>
          <table:table-cell table:style-name="ce14" office:value-type="float" office:value="32.1428571428571" calcext:value-type="float">
            <text:p>32,1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945" calcext:value-type="float">
            <text:p>394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33.1512605042017" calcext:value-type="float">
            <text:p>33,15</text:p>
          </table:table-cell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3939" calcext:value-type="float">
            <text:p>3939</text:p>
          </table:table-cell>
          <table:table-cell table:style-name="ce14" office:value-type="float" office:value="0.957983193277311" calcext:value-type="float">
            <text:p>0,96</text:p>
          </table:table-cell>
          <table:table-cell table:style-name="ce14" office:value-type="float" office:value="33.1008403361345" calcext:value-type="float">
            <text:p>33,1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065" calcext:value-type="float">
            <text:p>406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34.1596638655462" calcext:value-type="float">
            <text:p>34,16</text:p>
          </table:table-cell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054" calcext:value-type="float">
            <text:p>4054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34.0672268907563" calcext:value-type="float">
            <text:p>34,07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185" calcext:value-type="float">
            <text:p>418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35.1680672268907" calcext:value-type="float">
            <text:p>35,17</text:p>
          </table:table-cell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169" calcext:value-type="float">
            <text:p>4169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35.0336134453781" calcext:value-type="float">
            <text:p>35,03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305" calcext:value-type="float">
            <text:p>430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36.1764705882353" calcext:value-type="float">
            <text:p>36,18</text:p>
          </table:table-cell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4283" calcext:value-type="float">
            <text:p>4283</text:p>
          </table:table-cell>
          <table:table-cell table:style-name="ce14" office:value-type="float" office:value="0.957983193277311" calcext:value-type="float">
            <text:p>0,96</text:p>
          </table:table-cell>
          <table:table-cell table:style-name="ce14" office:value-type="float" office:value="35.9915966386555" calcext:value-type="float">
            <text:p>35,9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425" calcext:value-type="float">
            <text:p>442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37.1848739495798" calcext:value-type="float">
            <text:p>37,18</text:p>
          </table:table-cell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398" calcext:value-type="float">
            <text:p>4398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36.9579831932773" calcext:value-type="float">
            <text:p>36,9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545" calcext:value-type="float">
            <text:p>454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38.1932773109243" calcext:value-type="float">
            <text:p>38,19</text:p>
          </table:table-cell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513" calcext:value-type="float">
            <text:p>4513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37.9243697478992" calcext:value-type="float">
            <text:p>37,9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665" calcext:value-type="float">
            <text:p>466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39.2016806722689" calcext:value-type="float">
            <text:p>39,20</text:p>
          </table:table-cell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628" calcext:value-type="float">
            <text:p>4628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38.890756302521" calcext:value-type="float">
            <text:p>38,8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785" calcext:value-type="float">
            <text:p>478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40.2100840336134" calcext:value-type="float">
            <text:p>40,21</text:p>
          </table:table-cell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743" calcext:value-type="float">
            <text:p>4743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39.8571428571429" calcext:value-type="float">
            <text:p>39,8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905" calcext:value-type="float">
            <text:p>490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41.2184873949579" calcext:value-type="float">
            <text:p>41,22</text:p>
          </table:table-cell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858" calcext:value-type="float">
            <text:p>4858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40.8235294117647" calcext:value-type="float">
            <text:p>40,8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025" calcext:value-type="float">
            <text:p>502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42.2268907563025" calcext:value-type="float">
            <text:p>42,23</text:p>
          </table:table-cell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973" calcext:value-type="float">
            <text:p>4973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41.7899159663866" calcext:value-type="float">
            <text:p>41,7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145" calcext:value-type="float">
            <text:p>514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43.235294117647" calcext:value-type="float">
            <text:p>43,24</text:p>
          </table:table-cell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5087" calcext:value-type="float">
            <text:p>5087</text:p>
          </table:table-cell>
          <table:table-cell table:style-name="ce14" office:value-type="float" office:value="0.957983193277311" calcext:value-type="float">
            <text:p>0,96</text:p>
          </table:table-cell>
          <table:table-cell table:style-name="ce14" office:value-type="float" office:value="42.7478991596639" calcext:value-type="float">
            <text:p>42,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265" calcext:value-type="float">
            <text:p>526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44.2436974789915" calcext:value-type="float">
            <text:p>44,24</text:p>
          </table:table-cell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5202" calcext:value-type="float">
            <text:p>5202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43.7142857142857" calcext:value-type="float">
            <text:p>43,7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385" calcext:value-type="float">
            <text:p>538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45.2521008403361" calcext:value-type="float">
            <text:p>45,25</text:p>
          </table:table-cell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5317" calcext:value-type="float">
            <text:p>5317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44.6806722689076" calcext:value-type="float">
            <text:p>44,6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505" calcext:value-type="float">
            <text:p>550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46.2605042016806" calcext:value-type="float">
            <text:p>46,26</text:p>
          </table:table-cell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5432" calcext:value-type="float">
            <text:p>5432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45.6470588235294" calcext:value-type="float">
            <text:p>45,6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625" calcext:value-type="float">
            <text:p>562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47.2689075630252" calcext:value-type="float">
            <text:p>47,27</text:p>
          </table:table-cell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5547" calcext:value-type="float">
            <text:p>5547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46.6134453781513" calcext:value-type="float">
            <text:p>46,6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745" calcext:value-type="float">
            <text:p>574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48.2773109243697" calcext:value-type="float">
            <text:p>48,28</text:p>
          </table:table-cell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5660" calcext:value-type="float">
            <text:p>5660</text:p>
          </table:table-cell>
          <table:table-cell table:style-name="ce14" office:value-type="float" office:value="0.949579831932773" calcext:value-type="float">
            <text:p>0,95</text:p>
          </table:table-cell>
          <table:table-cell table:style-name="ce14" office:value-type="float" office:value="47.563025210084" calcext:value-type="float">
            <text:p>47,5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865" calcext:value-type="float">
            <text:p>586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49.2857142857142" calcext:value-type="float">
            <text:p>49,29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5775" calcext:value-type="float">
            <text:p>5775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48.5294117647059" calcext:value-type="float">
            <text:p>48,53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985" calcext:value-type="float">
            <text:p>598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50.2941176470588" calcext:value-type="float">
            <text:p>50,29</text:p>
          </table:table-cell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5888" calcext:value-type="float">
            <text:p>5888</text:p>
          </table:table-cell>
          <table:table-cell table:style-name="ce14" office:value-type="float" office:value="0.949579831932773" calcext:value-type="float">
            <text:p>0,95</text:p>
          </table:table-cell>
          <table:table-cell table:style-name="ce14" office:value-type="float" office:value="49.4789915966387" calcext:value-type="float">
            <text:p>49,4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105" calcext:value-type="float">
            <text:p>610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51.3025210084033" calcext:value-type="float">
            <text:p>51,30</text:p>
          </table:table-cell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6001" calcext:value-type="float">
            <text:p>6001</text:p>
          </table:table-cell>
          <table:table-cell table:style-name="ce14" office:value-type="float" office:value="0.949579831932773" calcext:value-type="float">
            <text:p>0,95</text:p>
          </table:table-cell>
          <table:table-cell table:style-name="ce14" office:value-type="float" office:value="50.4285714285714" calcext:value-type="float">
            <text:p>50,43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225" calcext:value-type="float">
            <text:p>622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52.3109243697478" calcext:value-type="float">
            <text:p>52,31</text:p>
          </table:table-cell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6116" calcext:value-type="float">
            <text:p>6116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51.3949579831933" calcext:value-type="float">
            <text:p>51,3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345" calcext:value-type="float">
            <text:p>634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53.3193277310924" calcext:value-type="float">
            <text:p>53,32</text:p>
          </table:table-cell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6231" calcext:value-type="float">
            <text:p>6231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52.3613445378151" calcext:value-type="float">
            <text:p>52,3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465" calcext:value-type="float">
            <text:p>646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54.3277310924369" calcext:value-type="float">
            <text:p>54,33</text:p>
          </table:table-cell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6347" calcext:value-type="float">
            <text:p>6347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53.3361344537815" calcext:value-type="float">
            <text:p>53,3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585" calcext:value-type="float">
            <text:p>658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55.3361344537814" calcext:value-type="float">
            <text:p>55,34</text:p>
          </table:table-cell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6463" calcext:value-type="float">
            <text:p>6463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54.3109243697479" calcext:value-type="float">
            <text:p>54,3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705" calcext:value-type="float">
            <text:p>670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56.344537815126" calcext:value-type="float">
            <text:p>56,34</text:p>
          </table:table-cell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6579" calcext:value-type="float">
            <text:p>657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55.2857142857143" calcext:value-type="float">
            <text:p>55,2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825" calcext:value-type="float">
            <text:p>682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57.3529411764705" calcext:value-type="float">
            <text:p>57,35</text:p>
          </table:table-cell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6695" calcext:value-type="float">
            <text:p>669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56.2605042016807" calcext:value-type="float">
            <text:p>56,2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945" calcext:value-type="float">
            <text:p>694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58.361344537815" calcext:value-type="float">
            <text:p>58,36</text:p>
          </table:table-cell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6811" calcext:value-type="float">
            <text:p>6811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57.235294117647" calcext:value-type="float">
            <text:p>57,2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7065" calcext:value-type="float">
            <text:p>706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59.3697478991596" calcext:value-type="float">
            <text:p>59,37</text:p>
          </table:table-cell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6927" calcext:value-type="float">
            <text:p>6927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58.2100840336134" calcext:value-type="float">
            <text:p>58,2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7186" calcext:value-type="float">
            <text:p>7186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60.3865546218486" calcext:value-type="float">
            <text:p>60,39</text:p>
          </table:table-cell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7043" calcext:value-type="float">
            <text:p>7043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59.1848739495798" calcext:value-type="float">
            <text:p>59,18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7307" calcext:value-type="float">
            <text:p>7307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61.4033613445377" calcext:value-type="float">
            <text:p>61,40</text:p>
          </table:table-cell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7159" calcext:value-type="float">
            <text:p>715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60.1596638655462" calcext:value-type="float">
            <text:p>60,1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7427" calcext:value-type="float">
            <text:p>7427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62.4117647058822" calcext:value-type="float">
            <text:p>62,41</text:p>
          </table:table-cell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7275" calcext:value-type="float">
            <text:p>727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61.1344537815126" calcext:value-type="float">
            <text:p>61,13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7547" calcext:value-type="float">
            <text:p>7547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63.4201680672268" calcext:value-type="float">
            <text:p>63,42</text:p>
          </table:table-cell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7391" calcext:value-type="float">
            <text:p>7391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62.109243697479" calcext:value-type="float">
            <text:p>62,1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7667" calcext:value-type="float">
            <text:p>7667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64.4285714285713" calcext:value-type="float">
            <text:p>64,43</text:p>
          </table:table-cell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7507" calcext:value-type="float">
            <text:p>7507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63.0840336134453" calcext:value-type="float">
            <text:p>63,0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7787" calcext:value-type="float">
            <text:p>7787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65.4369747899159" calcext:value-type="float">
            <text:p>65,44</text:p>
          </table:table-cell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7623" calcext:value-type="float">
            <text:p>7623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64.0588235294117" calcext:value-type="float">
            <text:p>64,0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7907" calcext:value-type="float">
            <text:p>7907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66.4453781512604" calcext:value-type="float">
            <text:p>66,45</text:p>
          </table:table-cell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7739" calcext:value-type="float">
            <text:p>773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65.0336134453781" calcext:value-type="float">
            <text:p>65,0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8028" calcext:value-type="float">
            <text:p>8028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67.4621848739495" calcext:value-type="float">
            <text:p>67,46</text:p>
          </table:table-cell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7856" calcext:value-type="float">
            <text:p>785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66.016806722689" calcext:value-type="float">
            <text:p>66,0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148" calcext:value-type="float">
            <text:p>8148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68.470588235294" calcext:value-type="float">
            <text:p>68,47</text:p>
          </table:table-cell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7972" calcext:value-type="float">
            <text:p>797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66.9915966386554" calcext:value-type="float">
            <text:p>66,9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268" calcext:value-type="float">
            <text:p>8268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69.4789915966385" calcext:value-type="float">
            <text:p>69,48</text:p>
          </table:table-cell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8088" calcext:value-type="float">
            <text:p>808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67.9663865546218" calcext:value-type="float">
            <text:p>67,97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388" calcext:value-type="float">
            <text:p>8388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70.4873949579831" calcext:value-type="float">
            <text:p>70,49</text:p>
          </table:table-cell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8204" calcext:value-type="float">
            <text:p>820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68.9411764705882" calcext:value-type="float">
            <text:p>68,9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508" calcext:value-type="float">
            <text:p>8508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71.4957983193276" calcext:value-type="float">
            <text:p>71,50</text:p>
          </table:table-cell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8320" calcext:value-type="float">
            <text:p>832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69.9159663865546" calcext:value-type="float">
            <text:p>69,9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628" calcext:value-type="float">
            <text:p>8628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72.5042016806721" calcext:value-type="float">
            <text:p>72,50</text:p>
          </table:table-cell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8436" calcext:value-type="float">
            <text:p>843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70.8907563025209" calcext:value-type="float">
            <text:p>70,8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748" calcext:value-type="float">
            <text:p>8748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73.5126050420167" calcext:value-type="float">
            <text:p>73,51</text:p>
          </table:table-cell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8552" calcext:value-type="float">
            <text:p>855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71.8655462184873" calcext:value-type="float">
            <text:p>71,87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868" calcext:value-type="float">
            <text:p>8868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74.5210084033612" calcext:value-type="float">
            <text:p>74,52</text:p>
          </table:table-cell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8668" calcext:value-type="float">
            <text:p>866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72.8403361344537" calcext:value-type="float">
            <text:p>72,84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8989" calcext:value-type="float">
            <text:p>8989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75.5378151260503" calcext:value-type="float">
            <text:p>75,54</text:p>
          </table:table-cell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8784" calcext:value-type="float">
            <text:p>878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73.8151260504201" calcext:value-type="float">
            <text:p>73,82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9110" calcext:value-type="float">
            <text:p>9110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76.5546218487394" calcext:value-type="float">
            <text:p>76,55</text:p>
          </table:table-cell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8900" calcext:value-type="float">
            <text:p>890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74.7899159663865" calcext:value-type="float">
            <text:p>74,7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230" calcext:value-type="float">
            <text:p>9230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77.5630252100839" calcext:value-type="float">
            <text:p>77,56</text:p>
          </table:table-cell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9016" calcext:value-type="float">
            <text:p>901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75.7647058823529" calcext:value-type="float">
            <text:p>75,76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9351" calcext:value-type="float">
            <text:p>9351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78.5798319327729" calcext:value-type="float">
            <text:p>78,58</text:p>
          </table:table-cell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9132" calcext:value-type="float">
            <text:p>913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76.7394957983192" calcext:value-type="float">
            <text:p>76,7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471" calcext:value-type="float">
            <text:p>9471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79.5882352941175" calcext:value-type="float">
            <text:p>79,59</text:p>
          </table:table-cell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9248" calcext:value-type="float">
            <text:p>924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77.7142857142856" calcext:value-type="float">
            <text:p>77,7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591" calcext:value-type="float">
            <text:p>9591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80.596638655462" calcext:value-type="float">
            <text:p>80,60</text:p>
          </table:table-cell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9364" calcext:value-type="float">
            <text:p>936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78.689075630252" calcext:value-type="float">
            <text:p>78,6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711" calcext:value-type="float">
            <text:p>9711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81.6050420168066" calcext:value-type="float">
            <text:p>81,61</text:p>
          </table:table-cell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9480" calcext:value-type="float">
            <text:p>948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79.6638655462184" calcext:value-type="float">
            <text:p>79,6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831" calcext:value-type="float">
            <text:p>9831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82.6134453781511" calcext:value-type="float">
            <text:p>82,61</text:p>
          </table:table-cell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9596" calcext:value-type="float">
            <text:p>959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80.6386554621848" calcext:value-type="float">
            <text:p>80,6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951" calcext:value-type="float">
            <text:p>9951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83.6218487394956" calcext:value-type="float">
            <text:p>83,62</text:p>
          </table:table-cell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9712" calcext:value-type="float">
            <text:p>971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81.6134453781512" calcext:value-type="float">
            <text:p>81,6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071" calcext:value-type="float">
            <text:p>10071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84.6302521008402" calcext:value-type="float">
            <text:p>84,63</text:p>
          </table:table-cell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9828" calcext:value-type="float">
            <text:p>982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82.5882352941175" calcext:value-type="float">
            <text:p>82,5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191" calcext:value-type="float">
            <text:p>10191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85.6386554621847" calcext:value-type="float">
            <text:p>85,64</text:p>
          </table:table-cell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9945" calcext:value-type="float">
            <text:p>9945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83.5714285714285" calcext:value-type="float">
            <text:p>83,57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311" calcext:value-type="float">
            <text:p>10311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86.6470588235292" calcext:value-type="float">
            <text:p>86,65</text:p>
          </table:table-cell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0062" calcext:value-type="float">
            <text:p>10062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84.5546218487394" calcext:value-type="float">
            <text:p>84,5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431" calcext:value-type="float">
            <text:p>10431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87.6554621848738" calcext:value-type="float">
            <text:p>87,66</text:p>
          </table:table-cell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0179" calcext:value-type="float">
            <text:p>10179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85.5378151260503" calcext:value-type="float">
            <text:p>85,54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0552" calcext:value-type="float">
            <text:p>10552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88.6722689075628" calcext:value-type="float">
            <text:p>88,67</text:p>
          </table:table-cell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0295" calcext:value-type="float">
            <text:p>1029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86.5126050420167" calcext:value-type="float">
            <text:p>86,5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672" calcext:value-type="float">
            <text:p>10672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89.6806722689074" calcext:value-type="float">
            <text:p>89,68</text:p>
          </table:table-cell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0412" calcext:value-type="float">
            <text:p>10412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87.4957983193276" calcext:value-type="float">
            <text:p>87,5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792" calcext:value-type="float">
            <text:p>10792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90.6890756302519" calcext:value-type="float">
            <text:p>90,69</text:p>
          </table:table-cell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0529" calcext:value-type="float">
            <text:p>10529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88.4789915966385" calcext:value-type="float">
            <text:p>88,4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912" calcext:value-type="float">
            <text:p>10912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91.6974789915964" calcext:value-type="float">
            <text:p>91,70</text:p>
          </table:table-cell>
        </table:table-row>
        <table:table-row table:style-name="ro1"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0646" calcext:value-type="float">
            <text:p>1064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89.4621848739494" calcext:value-type="float">
            <text:p>89,4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032" calcext:value-type="float">
            <text:p>11032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92.705882352941" calcext:value-type="float">
            <text:p>92,71</text:p>
          </table:table-cell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0763" calcext:value-type="float">
            <text:p>10763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90.4453781512603" calcext:value-type="float">
            <text:p>90,4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152" calcext:value-type="float">
            <text:p>11152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93.7142857142855" calcext:value-type="float">
            <text:p>93,71</text:p>
          </table:table-cell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0879" calcext:value-type="float">
            <text:p>1087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91.4201680672267" calcext:value-type="float">
            <text:p>91,4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272" calcext:value-type="float">
            <text:p>11272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94.72268907563" calcext:value-type="float">
            <text:p>94,72</text:p>
          </table:table-cell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0996" calcext:value-type="float">
            <text:p>1099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92.4033613445377" calcext:value-type="float">
            <text:p>92,4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392" calcext:value-type="float">
            <text:p>11392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95.7310924369746" calcext:value-type="float">
            <text:p>95,73</text:p>
          </table:table-cell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1112" calcext:value-type="float">
            <text:p>1111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93.378151260504" calcext:value-type="float">
            <text:p>93,3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512" calcext:value-type="float">
            <text:p>11512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96.7394957983191" calcext:value-type="float">
            <text:p>96,74</text:p>
          </table:table-cell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1228" calcext:value-type="float">
            <text:p>1122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94.3529411764704" calcext:value-type="float">
            <text:p>94,35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1633" calcext:value-type="float">
            <text:p>11633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97.7563025210082" calcext:value-type="float">
            <text:p>97,76</text:p>
          </table:table-cell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1344" calcext:value-type="float">
            <text:p>1134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95.3277310924368" calcext:value-type="float">
            <text:p>95,3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1754" calcext:value-type="float">
            <text:p>11754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98.7731092436972" calcext:value-type="float">
            <text:p>98,77</text:p>
          </table:table-cell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1460" calcext:value-type="float">
            <text:p>1146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96.3025210084032" calcext:value-type="float">
            <text:p>96,3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1875" calcext:value-type="float">
            <text:p>11875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99.7899159663863" calcext:value-type="float">
            <text:p>99,79</text:p>
          </table:table-cell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1576" calcext:value-type="float">
            <text:p>1157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97.2773109243696" calcext:value-type="float">
            <text:p>97,2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995" calcext:value-type="float">
            <text:p>11995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00.798319327731" calcext:value-type="float">
            <text:p>100,80</text:p>
          </table:table-cell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1692" calcext:value-type="float">
            <text:p>1169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98.2521008403359" calcext:value-type="float">
            <text:p>98,25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2116" calcext:value-type="float">
            <text:p>12116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01.81512605042" calcext:value-type="float">
            <text:p>101,82</text:p>
          </table:table-cell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1808" calcext:value-type="float">
            <text:p>1180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99.2268907563023" calcext:value-type="float">
            <text:p>99,23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2236" calcext:value-type="float">
            <text:p>12236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02.823529411764" calcext:value-type="float">
            <text:p>102,82</text:p>
          </table:table-cell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1924" calcext:value-type="float">
            <text:p>1192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00.201680672269" calcext:value-type="float">
            <text:p>100,2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2357" calcext:value-type="float">
            <text:p>12357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03.840336134454" calcext:value-type="float">
            <text:p>103,84</text:p>
          </table:table-cell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2040" calcext:value-type="float">
            <text:p>1204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01.176470588235" calcext:value-type="float">
            <text:p>101,18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2478" calcext:value-type="float">
            <text:p>12478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04.857142857143" calcext:value-type="float">
            <text:p>104,86</text:p>
          </table:table-cell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2156" calcext:value-type="float">
            <text:p>1215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02.151260504201" calcext:value-type="float">
            <text:p>102,15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2599" calcext:value-type="float">
            <text:p>12599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05.873949579832" calcext:value-type="float">
            <text:p>105,87</text:p>
          </table:table-cell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2273" calcext:value-type="float">
            <text:p>12273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03.134453781512" calcext:value-type="float">
            <text:p>103,1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2720" calcext:value-type="float">
            <text:p>12720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06.890756302521" calcext:value-type="float">
            <text:p>106,89</text:p>
          </table:table-cell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2389" calcext:value-type="float">
            <text:p>1238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04.109243697479" calcext:value-type="float">
            <text:p>104,1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2841" calcext:value-type="float">
            <text:p>12841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07.90756302521" calcext:value-type="float">
            <text:p>107,91</text:p>
          </table:table-cell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2505" calcext:value-type="float">
            <text:p>1250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05.084033613445" calcext:value-type="float">
            <text:p>105,08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2962" calcext:value-type="float">
            <text:p>12962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08.924369747899" calcext:value-type="float">
            <text:p>108,92</text:p>
          </table:table-cell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2621" calcext:value-type="float">
            <text:p>12621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06.058823529412" calcext:value-type="float">
            <text:p>106,0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082" calcext:value-type="float">
            <text:p>13082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09.932773109243" calcext:value-type="float">
            <text:p>109,93</text:p>
          </table:table-cell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2738" calcext:value-type="float">
            <text:p>1273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07.042016806722" calcext:value-type="float">
            <text:p>107,04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3203" calcext:value-type="float">
            <text:p>13203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10.949579831932" calcext:value-type="float">
            <text:p>110,95</text:p>
          </table:table-cell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2855" calcext:value-type="float">
            <text:p>12855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08.025210084033" calcext:value-type="float">
            <text:p>108,0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3324" calcext:value-type="float">
            <text:p>13324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11.966386554622" calcext:value-type="float">
            <text:p>111,97</text:p>
          </table:table-cell>
        </table:table-row>
        <table:table-row table:style-name="ro1"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2971" calcext:value-type="float">
            <text:p>12971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09" calcext:value-type="float">
            <text:p>109,0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444" calcext:value-type="float">
            <text:p>1344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12.974789915966" calcext:value-type="float">
            <text:p>112,97</text:p>
          </table:table-cell>
        </table:table-row>
        <table:table-row table:style-name="ro1"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3087" calcext:value-type="float">
            <text:p>13087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09.974789915966" calcext:value-type="float">
            <text:p>109,9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3565" calcext:value-type="float">
            <text:p>13565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13.991596638655" calcext:value-type="float">
            <text:p>113,99</text:p>
          </table:table-cell>
        </table:table-row>
        <table:table-row table:style-name="ro1"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3203" calcext:value-type="float">
            <text:p>13203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10.949579831933" calcext:value-type="float">
            <text:p>110,95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3686" calcext:value-type="float">
            <text:p>13686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15.008403361344" calcext:value-type="float">
            <text:p>115,01</text:p>
          </table:table-cell>
        </table:table-row>
        <table:table-row table:style-name="ro1"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3319" calcext:value-type="float">
            <text:p>1331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11.924369747899" calcext:value-type="float">
            <text:p>111,9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806" calcext:value-type="float">
            <text:p>13806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16.016806722689" calcext:value-type="float">
            <text:p>116,02</text:p>
          </table:table-cell>
        </table:table-row>
        <table:table-row table:style-name="ro1">
          <table:table-cell table:number-columns-repeated="2" table:style-name="ce11" office:value-type="float" office:value="116" calcext:value-type="float">
            <text:p>116</text:p>
          </table:table-cell>
          <table:table-cell table:style-name="ce11" office:value-type="float" office:value="13435" calcext:value-type="float">
            <text:p>1343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12.899159663865" calcext:value-type="float">
            <text:p>112,9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3927" calcext:value-type="float">
            <text:p>13927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17.033613445378" calcext:value-type="float">
            <text:p>117,03</text:p>
          </table:table-cell>
        </table:table-row>
        <table:table-row table:style-name="ro1">
          <table:table-cell table:number-columns-repeated="2" table:style-name="ce11" office:value-type="float" office:value="117" calcext:value-type="float">
            <text:p>117</text:p>
          </table:table-cell>
          <table:table-cell table:style-name="ce11" office:value-type="float" office:value="13552" calcext:value-type="float">
            <text:p>13552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13.882352941176" calcext:value-type="float">
            <text:p>113,8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4047" calcext:value-type="float">
            <text:p>14047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18.042016806722" calcext:value-type="float">
            <text:p>118,04</text:p>
          </table:table-cell>
        </table:table-row>
        <table:table-row table:style-name="ro1"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3668" calcext:value-type="float">
            <text:p>1366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14.857142857143" calcext:value-type="float">
            <text:p>114,86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4168" calcext:value-type="float">
            <text:p>14168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19.058823529411" calcext:value-type="float">
            <text:p>119,06</text:p>
          </table:table-cell>
        </table:table-row>
        <table:table-row table:style-name="ro1"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3784" calcext:value-type="float">
            <text:p>1378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15.831932773109" calcext:value-type="float">
            <text:p>115,8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4289" calcext:value-type="float">
            <text:p>14289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20.0756302521" calcext:value-type="float">
            <text:p>120,08</text:p>
          </table:table-cell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3901" calcext:value-type="float">
            <text:p>13901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16.81512605042" calcext:value-type="float">
            <text:p>116,82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14411" calcext:value-type="float">
            <text:p>14411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121.100840336134" calcext:value-type="float">
            <text:p>121,10</text:p>
          </table:table-cell>
        </table:table-row>
        <table:table-row table:style-name="ro1"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4018" calcext:value-type="float">
            <text:p>1401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17.798319327731" calcext:value-type="float">
            <text:p>117,8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4532" calcext:value-type="float">
            <text:p>14532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22.117647058823" calcext:value-type="float">
            <text:p>122,12</text:p>
          </table:table-cell>
        </table:table-row>
        <table:table-row table:style-name="ro1"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4135" calcext:value-type="float">
            <text:p>14135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18.781512605042" calcext:value-type="float">
            <text:p>118,78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4653" calcext:value-type="float">
            <text:p>14653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23.134453781512" calcext:value-type="float">
            <text:p>123,13</text:p>
          </table:table-cell>
        </table:table-row>
        <table:table-row table:style-name="ro1"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4251" calcext:value-type="float">
            <text:p>14251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19.756302521008" calcext:value-type="float">
            <text:p>119,76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4774" calcext:value-type="float">
            <text:p>14774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24.151260504201" calcext:value-type="float">
            <text:p>124,15</text:p>
          </table:table-cell>
        </table:table-row>
        <table:table-row table:style-name="ro1"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4368" calcext:value-type="float">
            <text:p>1436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20.739495798319" calcext:value-type="float">
            <text:p>120,7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4894" calcext:value-type="float">
            <text:p>14894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25.159663865546" calcext:value-type="float">
            <text:p>125,16</text:p>
          </table:table-cell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4485" calcext:value-type="float">
            <text:p>14485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21.72268907563" calcext:value-type="float">
            <text:p>121,72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5015" calcext:value-type="float">
            <text:p>15015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26.176470588235" calcext:value-type="float">
            <text:p>126,18</text:p>
          </table:table-cell>
        </table:table-row>
        <table:table-row table:style-name="ro1"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4603" calcext:value-type="float">
            <text:p>14603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22.714285714285" calcext:value-type="float">
            <text:p>122,7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5136" calcext:value-type="float">
            <text:p>15136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27.193277310924" calcext:value-type="float">
            <text:p>127,19</text:p>
          </table:table-cell>
        </table:table-row>
        <table:table-row table:style-name="ro1"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4719" calcext:value-type="float">
            <text:p>1471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23.689075630252" calcext:value-type="float">
            <text:p>123,69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5257" calcext:value-type="float">
            <text:p>15257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28.210084033613" calcext:value-type="float">
            <text:p>128,21</text:p>
          </table:table-cell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4836" calcext:value-type="float">
            <text:p>1483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24.672268907563" calcext:value-type="float">
            <text:p>124,6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5378" calcext:value-type="float">
            <text:p>15378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29.226890756302" calcext:value-type="float">
            <text:p>129,23</text:p>
          </table:table-cell>
        </table:table-row>
        <table:table-row table:style-name="ro1"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4953" calcext:value-type="float">
            <text:p>14953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25.655462184874" calcext:value-type="float">
            <text:p>125,66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5499" calcext:value-type="float">
            <text:p>15499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30.243697478991" calcext:value-type="float">
            <text:p>130,24</text:p>
          </table:table-cell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5069" calcext:value-type="float">
            <text:p>1506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26.63025210084" calcext:value-type="float">
            <text:p>126,6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5620" calcext:value-type="float">
            <text:p>15620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31.26050420168" calcext:value-type="float">
            <text:p>131,26</text:p>
          </table:table-cell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5186" calcext:value-type="float">
            <text:p>1518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27.613445378151" calcext:value-type="float">
            <text:p>127,6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5741" calcext:value-type="float">
            <text:p>15741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32.277310924369" calcext:value-type="float">
            <text:p>132,28</text:p>
          </table:table-cell>
        </table:table-row>
        <table:table-row table:style-name="ro1"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5303" calcext:value-type="float">
            <text:p>15303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28.596638655462" calcext:value-type="float">
            <text:p>128,6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5862" calcext:value-type="float">
            <text:p>15862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33.294117647058" calcext:value-type="float">
            <text:p>133,29</text:p>
          </table:table-cell>
        </table:table-row>
        <table:table-row table:style-name="ro1"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5419" calcext:value-type="float">
            <text:p>1541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29.571428571428" calcext:value-type="float">
            <text:p>129,5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5983" calcext:value-type="float">
            <text:p>15983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34.310924369747" calcext:value-type="float">
            <text:p>134,31</text:p>
          </table:table-cell>
        </table:table-row>
        <table:table-row table:style-name="ro1"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5536" calcext:value-type="float">
            <text:p>1553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30.554621848739" calcext:value-type="float">
            <text:p>130,55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6104" calcext:value-type="float">
            <text:p>16104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35.327731092437" calcext:value-type="float">
            <text:p>135,33</text:p>
          </table:table-cell>
        </table:table-row>
        <table:table-row table:style-name="ro1"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31.529411764706" calcext:value-type="float">
            <text:p>131,5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6225" calcext:value-type="float">
            <text:p>16225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36.344537815126" calcext:value-type="float">
            <text:p>136,34</text:p>
          </table:table-cell>
        </table:table-row>
        <table:table-row table:style-name="ro1"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5769" calcext:value-type="float">
            <text:p>15769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32.512605042017" calcext:value-type="float">
            <text:p>132,5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6346" calcext:value-type="float">
            <text:p>16346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37.361344537815" calcext:value-type="float">
            <text:p>137,36</text:p>
          </table:table-cell>
        </table:table-row>
        <table:table-row table:style-name="ro1"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5886" calcext:value-type="float">
            <text:p>1588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33.495798319327" calcext:value-type="float">
            <text:p>133,5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6467" calcext:value-type="float">
            <text:p>16467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38.378151260504" calcext:value-type="float">
            <text:p>138,38</text:p>
          </table:table-cell>
        </table:table-row>
        <table:table-row table:style-name="ro1"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6003" calcext:value-type="float">
            <text:p>16003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34.478991596638" calcext:value-type="float">
            <text:p>134,48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6588" calcext:value-type="float">
            <text:p>16588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39.394957983193" calcext:value-type="float">
            <text:p>139,39</text:p>
          </table:table-cell>
        </table:table-row>
        <table:table-row table:style-name="ro1"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6120" calcext:value-type="float">
            <text:p>16120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35.462184873949" calcext:value-type="float">
            <text:p>135,46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6709" calcext:value-type="float">
            <text:p>16709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40.411764705882" calcext:value-type="float">
            <text:p>140,41</text:p>
          </table:table-cell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6236" calcext:value-type="float">
            <text:p>1623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36.436974789916" calcext:value-type="float">
            <text:p>136,44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6830" calcext:value-type="float">
            <text:p>16830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41.428571428571" calcext:value-type="float">
            <text:p>141,43</text:p>
          </table:table-cell>
        </table:table-row>
        <table:table-row table:style-name="ro1"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6352" calcext:value-type="float">
            <text:p>1635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37.411764705882" calcext:value-type="float">
            <text:p>137,4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6951" calcext:value-type="float">
            <text:p>16951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42.44537815126" calcext:value-type="float">
            <text:p>142,45</text:p>
          </table:table-cell>
        </table:table-row>
        <table:table-row table:style-name="ro1"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6469" calcext:value-type="float">
            <text:p>16469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38.394957983193" calcext:value-type="float">
            <text:p>138,39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7072" calcext:value-type="float">
            <text:p>17072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43.462184873949" calcext:value-type="float">
            <text:p>143,46</text:p>
          </table:table-cell>
        </table:table-row>
        <table:table-row table:style-name="ro1"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6585" calcext:value-type="float">
            <text:p>1658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39.369747899159" calcext:value-type="float">
            <text:p>139,3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7193" calcext:value-type="float">
            <text:p>17193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44.478991596638" calcext:value-type="float">
            <text:p>144,48</text:p>
          </table:table-cell>
        </table:table-row>
        <table:table-row table:style-name="ro1"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6702" calcext:value-type="float">
            <text:p>16702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40.35294117647" calcext:value-type="float">
            <text:p>140,35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7314" calcext:value-type="float">
            <text:p>17314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45.495798319327" calcext:value-type="float">
            <text:p>145,50</text:p>
          </table:table-cell>
        </table:table-row>
        <table:table-row table:style-name="ro1"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6818" calcext:value-type="float">
            <text:p>1681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41.327731092437" calcext:value-type="float">
            <text:p>141,3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7435" calcext:value-type="float">
            <text:p>17435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46.512605042016" calcext:value-type="float">
            <text:p>146,51</text:p>
          </table:table-cell>
        </table:table-row>
        <table:table-row table:style-name="ro1"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6934" calcext:value-type="float">
            <text:p>1693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42.302521008403" calcext:value-type="float">
            <text:p>142,3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7556" calcext:value-type="float">
            <text:p>17556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47.529411764705" calcext:value-type="float">
            <text:p>147,53</text:p>
          </table:table-cell>
        </table:table-row>
        <table:table-row table:style-name="ro1"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050" calcext:value-type="float">
            <text:p>1705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43.27731092437" calcext:value-type="float">
            <text:p>143,28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7677" calcext:value-type="float">
            <text:p>17677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48.546218487394" calcext:value-type="float">
            <text:p>148,55</text:p>
          </table:table-cell>
        </table:table-row>
        <table:table-row table:style-name="ro1"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7167" calcext:value-type="float">
            <text:p>1716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44.26050420168" calcext:value-type="float">
            <text:p>144,26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7798" calcext:value-type="float">
            <text:p>17798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49.563025210083" calcext:value-type="float">
            <text:p>149,56</text:p>
          </table:table-cell>
        </table:table-row>
        <table:table-row table:style-name="ro1"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7278" calcext:value-type="float">
            <text:p>17278</text:p>
          </table:table-cell>
          <table:table-cell table:style-name="ce14" office:value-type="float" office:value="0.932773109243697" calcext:value-type="float">
            <text:p>0,93</text:p>
          </table:table-cell>
          <table:table-cell table:style-name="ce14" office:value-type="float" office:value="145.193277310924" calcext:value-type="float">
            <text:p>145,19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7916" calcext:value-type="float">
            <text:p>17916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50.554621848739" calcext:value-type="float">
            <text:p>150,55</text:p>
          </table:table-cell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7389" calcext:value-type="float">
            <text:p>17389</text:p>
          </table:table-cell>
          <table:table-cell table:style-name="ce14" office:value-type="float" office:value="0.932773109243697" calcext:value-type="float">
            <text:p>0,93</text:p>
          </table:table-cell>
          <table:table-cell table:style-name="ce14" office:value-type="float" office:value="146.126050420168" calcext:value-type="float">
            <text:p>146,13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033" calcext:value-type="float">
            <text:p>18033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51.53781512605" calcext:value-type="float">
            <text:p>151,54</text:p>
          </table:table-cell>
        </table:table-row>
        <table:table-row table:style-name="ro1"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7500" calcext:value-type="float">
            <text:p>17500</text:p>
          </table:table-cell>
          <table:table-cell table:style-name="ce14" office:value-type="float" office:value="0.932773109243697" calcext:value-type="float">
            <text:p>0,93</text:p>
          </table:table-cell>
          <table:table-cell table:style-name="ce14" office:value-type="float" office:value="147.058823529412" calcext:value-type="float">
            <text:p>147,06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8151" calcext:value-type="float">
            <text:p>18151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52.529411764705" calcext:value-type="float">
            <text:p>152,53</text:p>
          </table:table-cell>
        </table:table-row>
        <table:table-row table:style-name="ro1"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7611" calcext:value-type="float">
            <text:p>17611</text:p>
          </table:table-cell>
          <table:table-cell table:style-name="ce14" office:value-type="float" office:value="0.932773109243697" calcext:value-type="float">
            <text:p>0,93</text:p>
          </table:table-cell>
          <table:table-cell table:style-name="ce14" office:value-type="float" office:value="147.991596638655" calcext:value-type="float">
            <text:p>147,99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8269" calcext:value-type="float">
            <text:p>18269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53.521008403361" calcext:value-type="float">
            <text:p>153,52</text:p>
          </table:table-cell>
        </table:table-row>
        <table:table-row table:style-name="ro1"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7722" calcext:value-type="float">
            <text:p>17722</text:p>
          </table:table-cell>
          <table:table-cell table:style-name="ce14" office:value-type="float" office:value="0.932773109243697" calcext:value-type="float">
            <text:p>0,93</text:p>
          </table:table-cell>
          <table:table-cell table:style-name="ce14" office:value-type="float" office:value="148.924369747899" calcext:value-type="float">
            <text:p>148,92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8387" calcext:value-type="float">
            <text:p>18387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54.512605042016" calcext:value-type="float">
            <text:p>154,51</text:p>
          </table:table-cell>
        </table:table-row>
        <table:table-row table:style-name="ro1"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7833" calcext:value-type="float">
            <text:p>17833</text:p>
          </table:table-cell>
          <table:table-cell table:style-name="ce14" office:value-type="float" office:value="0.932773109243697" calcext:value-type="float">
            <text:p>0,93</text:p>
          </table:table-cell>
          <table:table-cell table:style-name="ce14" office:value-type="float" office:value="149.857142857143" calcext:value-type="float">
            <text:p>149,86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8505" calcext:value-type="float">
            <text:p>18505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55.504201680672" calcext:value-type="float">
            <text:p>155,50</text:p>
          </table:table-cell>
        </table:table-row>
        <table:table-row table:style-name="ro1"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7944" calcext:value-type="float">
            <text:p>17944</text:p>
          </table:table-cell>
          <table:table-cell table:style-name="ce14" office:value-type="float" office:value="0.932773109243697" calcext:value-type="float">
            <text:p>0,93</text:p>
          </table:table-cell>
          <table:table-cell table:style-name="ce14" office:value-type="float" office:value="150.789915966386" calcext:value-type="float">
            <text:p>150,79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8623" calcext:value-type="float">
            <text:p>18623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56.495798319327" calcext:value-type="float">
            <text:p>156,50</text:p>
          </table:table-cell>
        </table:table-row>
        <table:table-row table:style-name="ro1"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061" calcext:value-type="float">
            <text:p>18061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51.773109243697" calcext:value-type="float">
            <text:p>151,7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8744" calcext:value-type="float">
            <text:p>18744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57.512605042016" calcext:value-type="float">
            <text:p>157,51</text:p>
          </table:table-cell>
        </table:table-row>
        <table:table-row table:style-name="ro1"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178" calcext:value-type="float">
            <text:p>1817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52.756302521008" calcext:value-type="float">
            <text:p>152,76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8865" calcext:value-type="float">
            <text:p>18865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58.529411764705" calcext:value-type="float">
            <text:p>158,53</text:p>
          </table:table-cell>
        </table:table-row>
        <table:table-row table:style-name="ro1"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8294" calcext:value-type="float">
            <text:p>1829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53.731092436975" calcext:value-type="float">
            <text:p>153,7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8986" calcext:value-type="float">
            <text:p>18986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59.546218487394" calcext:value-type="float">
            <text:p>159,55</text:p>
          </table:table-cell>
        </table:table-row>
        <table:table-row table:style-name="ro1"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411" calcext:value-type="float">
            <text:p>18411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54.714285714286" calcext:value-type="float">
            <text:p>154,71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19108" calcext:value-type="float">
            <text:p>19108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160.571428571428" calcext:value-type="float">
            <text:p>160,57</text:p>
          </table:table-cell>
        </table:table-row>
        <table:table-row table:style-name="ro1"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8523" calcext:value-type="float">
            <text:p>18523</text:p>
          </table:table-cell>
          <table:table-cell table:style-name="ce14" office:value-type="float" office:value="0.941176470588235" calcext:value-type="float">
            <text:p>0,94</text:p>
          </table:table-cell>
          <table:table-cell table:style-name="ce14" office:value-type="float" office:value="155.655462184874" calcext:value-type="float">
            <text:p>155,66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9226" calcext:value-type="float">
            <text:p>19226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61.563025210083" calcext:value-type="float">
            <text:p>161,56</text:p>
          </table:table-cell>
        </table:table-row>
        <table:table-row table:style-name="ro1"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640" calcext:value-type="float">
            <text:p>18640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56.638655462185" calcext:value-type="float">
            <text:p>156,64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9347" calcext:value-type="float">
            <text:p>19347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62.579831932773" calcext:value-type="float">
            <text:p>162,58</text:p>
          </table:table-cell>
        </table:table-row>
        <table:table-row table:style-name="ro1"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757" calcext:value-type="float">
            <text:p>1875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57.621848739496" calcext:value-type="float">
            <text:p>157,62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9468" calcext:value-type="float">
            <text:p>19468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63.596638655462" calcext:value-type="float">
            <text:p>163,60</text:p>
          </table:table-cell>
        </table:table-row>
        <table:table-row table:style-name="ro1"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874" calcext:value-type="float">
            <text:p>18874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58.605042016807" calcext:value-type="float">
            <text:p>158,6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9589" calcext:value-type="float">
            <text:p>19589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64.613445378151" calcext:value-type="float">
            <text:p>164,61</text:p>
          </table:table-cell>
        </table:table-row>
        <table:table-row table:style-name="ro1"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991" calcext:value-type="float">
            <text:p>18991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59.588235294118" calcext:value-type="float">
            <text:p>159,59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9710" calcext:value-type="float">
            <text:p>19710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65.63025210084" calcext:value-type="float">
            <text:p>165,63</text:p>
          </table:table-cell>
        </table:table-row>
        <table:table-row table:style-name="ro1"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9108" calcext:value-type="float">
            <text:p>1910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60.571428571428" calcext:value-type="float">
            <text:p>160,5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9831" calcext:value-type="float">
            <text:p>19831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66.647058823529" calcext:value-type="float">
            <text:p>166,65</text:p>
          </table:table-cell>
        </table:table-row>
        <table:table-row table:style-name="ro1"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9225" calcext:value-type="float">
            <text:p>19225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61.554621848739" calcext:value-type="float">
            <text:p>161,55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9952" calcext:value-type="float">
            <text:p>19952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67.663865546218" calcext:value-type="float">
            <text:p>167,66</text:p>
          </table:table-cell>
        </table:table-row>
        <table:table-row table:style-name="ro1"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9340" calcext:value-type="float">
            <text:p>19340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62.521008403361" calcext:value-type="float">
            <text:p>162,5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0072" calcext:value-type="float">
            <text:p>20072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68.672268907562" calcext:value-type="float">
            <text:p>168,67</text:p>
          </table:table-cell>
        </table:table-row>
        <table:table-row table:style-name="ro1"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9457" calcext:value-type="float">
            <text:p>1945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63.504201680672" calcext:value-type="float">
            <text:p>163,5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0193" calcext:value-type="float">
            <text:p>20193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69.689075630251" calcext:value-type="float">
            <text:p>169,69</text:p>
          </table:table-cell>
        </table:table-row>
        <table:table-row table:style-name="ro1"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9569" calcext:value-type="float">
            <text:p>19569</text:p>
          </table:table-cell>
          <table:table-cell table:style-name="ce14" office:value-type="float" office:value="0.941176470588235" calcext:value-type="float">
            <text:p>0,94</text:p>
          </table:table-cell>
          <table:table-cell table:style-name="ce14" office:value-type="float" office:value="164.44537815126" calcext:value-type="float">
            <text:p>164,45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20311" calcext:value-type="float">
            <text:p>20311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70.680672268907" calcext:value-type="float">
            <text:p>170,68</text:p>
          </table:table-cell>
        </table:table-row>
        <table:table-row table:style-name="ro1"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9681" calcext:value-type="float">
            <text:p>19681</text:p>
          </table:table-cell>
          <table:table-cell table:style-name="ce14" office:value-type="float" office:value="0.941176470588235" calcext:value-type="float">
            <text:p>0,94</text:p>
          </table:table-cell>
          <table:table-cell table:style-name="ce14" office:value-type="float" office:value="165.386554621849" calcext:value-type="float">
            <text:p>165,39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20429" calcext:value-type="float">
            <text:p>20429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71.672268907562" calcext:value-type="float">
            <text:p>171,67</text:p>
          </table:table-cell>
        </table:table-row>
        <table:table-row table:style-name="ro1"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9793" calcext:value-type="float">
            <text:p>19793</text:p>
          </table:table-cell>
          <table:table-cell table:style-name="ce14" office:value-type="float" office:value="0.941176470588235" calcext:value-type="float">
            <text:p>0,94</text:p>
          </table:table-cell>
          <table:table-cell table:style-name="ce14" office:value-type="float" office:value="166.327731092437" calcext:value-type="float">
            <text:p>166,33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20547" calcext:value-type="float">
            <text:p>20547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72.663865546218" calcext:value-type="float">
            <text:p>172,66</text:p>
          </table:table-cell>
        </table:table-row>
        <table:table-row table:style-name="ro1"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9906" calcext:value-type="float">
            <text:p>19906</text:p>
          </table:table-cell>
          <table:table-cell table:style-name="ce14" office:value-type="float" office:value="0.949579831932773" calcext:value-type="float">
            <text:p>0,95</text:p>
          </table:table-cell>
          <table:table-cell table:style-name="ce14" office:value-type="float" office:value="167.27731092437" calcext:value-type="float">
            <text:p>167,28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20665" calcext:value-type="float">
            <text:p>20665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73.655462184873" calcext:value-type="float">
            <text:p>173,66</text:p>
          </table:table-cell>
        </table:table-row>
        <table:table-row table:style-name="ro1"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20019" calcext:value-type="float">
            <text:p>20019</text:p>
          </table:table-cell>
          <table:table-cell table:style-name="ce14" office:value-type="float" office:value="0.949579831932773" calcext:value-type="float">
            <text:p>0,95</text:p>
          </table:table-cell>
          <table:table-cell table:style-name="ce14" office:value-type="float" office:value="168.226890756302" calcext:value-type="float">
            <text:p>168,23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20783" calcext:value-type="float">
            <text:p>20783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74.647058823529" calcext:value-type="float">
            <text:p>174,65</text:p>
          </table:table-cell>
        </table:table-row>
        <table:table-row table:style-name="ro1"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20131" calcext:value-type="float">
            <text:p>20131</text:p>
          </table:table-cell>
          <table:table-cell table:style-name="ce14" office:value-type="float" office:value="0.941176470588235" calcext:value-type="float">
            <text:p>0,94</text:p>
          </table:table-cell>
          <table:table-cell table:style-name="ce14" office:value-type="float" office:value="169.168067226891" calcext:value-type="float">
            <text:p>169,17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20901" calcext:value-type="float">
            <text:p>20901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75.638655462184" calcext:value-type="float">
            <text:p>175,64</text:p>
          </table:table-cell>
        </table:table-row>
        <table:table-row table:style-name="ro1"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20244" calcext:value-type="float">
            <text:p>20244</text:p>
          </table:table-cell>
          <table:table-cell table:style-name="ce14" office:value-type="float" office:value="0.949579831932773" calcext:value-type="float">
            <text:p>0,95</text:p>
          </table:table-cell>
          <table:table-cell table:style-name="ce14" office:value-type="float" office:value="170.117647058823" calcext:value-type="float">
            <text:p>170,12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21019" calcext:value-type="float">
            <text:p>21019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76.63025210084" calcext:value-type="float">
            <text:p>176,63</text:p>
          </table:table-cell>
        </table:table-row>
        <table:table-row table:style-name="ro1"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0351" calcext:value-type="float">
            <text:p>20351</text:p>
          </table:table-cell>
          <table:table-cell table:style-name="ce14" office:value-type="float" office:value="0.899159663865546" calcext:value-type="float">
            <text:p>0,90</text:p>
          </table:table-cell>
          <table:table-cell table:style-name="ce14" office:value-type="float" office:value="171.016806722689" calcext:value-type="float">
            <text:p>171,02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1134" calcext:value-type="float">
            <text:p>21134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77.596638655462" calcext:value-type="float">
            <text:p>177,60</text:p>
          </table:table-cell>
        </table:table-row>
        <table:table-row table:style-name="ro1"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0458" calcext:value-type="float">
            <text:p>20458</text:p>
          </table:table-cell>
          <table:table-cell table:style-name="ce14" office:value-type="float" office:value="0.899159663865546" calcext:value-type="float">
            <text:p>0,90</text:p>
          </table:table-cell>
          <table:table-cell table:style-name="ce14" office:value-type="float" office:value="171.915966386554" calcext:value-type="float">
            <text:p>171,92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1249" calcext:value-type="float">
            <text:p>21249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78.563025210083" calcext:value-type="float">
            <text:p>178,56</text:p>
          </table:table-cell>
        </table:table-row>
        <table:table-row table:style-name="ro1"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0565" calcext:value-type="float">
            <text:p>20565</text:p>
          </table:table-cell>
          <table:table-cell table:style-name="ce14" office:value-type="float" office:value="0.899159663865546" calcext:value-type="float">
            <text:p>0,90</text:p>
          </table:table-cell>
          <table:table-cell table:style-name="ce14" office:value-type="float" office:value="172.81512605042" calcext:value-type="float">
            <text:p>172,82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1364" calcext:value-type="float">
            <text:p>21364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79.529411764705" calcext:value-type="float">
            <text:p>179,53</text:p>
          </table:table-cell>
        </table:table-row>
        <table:table-row table:style-name="ro1"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0682" calcext:value-type="float">
            <text:p>20682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73.798319327731" calcext:value-type="float">
            <text:p>173,8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1485" calcext:value-type="float">
            <text:p>21485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80.546218487394" calcext:value-type="float">
            <text:p>180,55</text:p>
          </table:table-cell>
        </table:table-row>
        <table:table-row table:style-name="ro1"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0789" calcext:value-type="float">
            <text:p>20789</text:p>
          </table:table-cell>
          <table:table-cell table:style-name="ce14" office:value-type="float" office:value="0.899159663865546" calcext:value-type="float">
            <text:p>0,90</text:p>
          </table:table-cell>
          <table:table-cell table:style-name="ce14" office:value-type="float" office:value="174.697478991596" calcext:value-type="float">
            <text:p>174,7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1600" calcext:value-type="float">
            <text:p>21600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81.512605042016" calcext:value-type="float">
            <text:p>181,51</text:p>
          </table:table-cell>
        </table:table-row>
        <table:table-row table:style-name="ro1"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0896" calcext:value-type="float">
            <text:p>20896</text:p>
          </table:table-cell>
          <table:table-cell table:style-name="ce14" office:value-type="float" office:value="0.899159663865546" calcext:value-type="float">
            <text:p>0,90</text:p>
          </table:table-cell>
          <table:table-cell table:style-name="ce14" office:value-type="float" office:value="175.596638655462" calcext:value-type="float">
            <text:p>175,6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1715" calcext:value-type="float">
            <text:p>21715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82.478991596638" calcext:value-type="float">
            <text:p>182,48</text:p>
          </table:table-cell>
        </table:table-row>
        <table:table-row table:style-name="ro1"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1003" calcext:value-type="float">
            <text:p>21003</text:p>
          </table:table-cell>
          <table:table-cell table:style-name="ce14" office:value-type="float" office:value="0.899159663865546" calcext:value-type="float">
            <text:p>0,90</text:p>
          </table:table-cell>
          <table:table-cell table:style-name="ce14" office:value-type="float" office:value="176.495798319328" calcext:value-type="float">
            <text:p>176,5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1830" calcext:value-type="float">
            <text:p>21830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83.44537815126" calcext:value-type="float">
            <text:p>183,45</text:p>
          </table:table-cell>
        </table:table-row>
        <table:table-row table:style-name="ro1"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21121" calcext:value-type="float">
            <text:p>21121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177.487394957983" calcext:value-type="float">
            <text:p>177,49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1951" calcext:value-type="float">
            <text:p>21951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84.462184873949" calcext:value-type="float">
            <text:p>184,46</text:p>
          </table:table-cell>
        </table:table-row>
        <table:table-row table:style-name="ro1">
          <table:table-cell table:style-name="ce11" office:value-type="float" office:value="184" calcext:value-type="float">
            <text:p>184</text:p>
          </table:table-cell>
          <table:table-cell table:style-name="ce13" office:value-type="float" office:value="126" calcext:value-type="float">
            <text:p>126</text:p>
          </table:table-cell>
          <table:table-cell table:style-name="ce11" office:value-type="float" office:value="21247" calcext:value-type="float">
            <text:p>21247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178.546218487395" calcext:value-type="float">
            <text:p>178,55</text:p>
          </table:table-cell>
          <table:table-cell table:style-name="ce13" office:value-type="float" office:value="132" calcext:value-type="float">
            <text:p>132</text:p>
          </table:table-cell>
          <table:table-cell table:style-name="ce11" office:value-type="float" office:value="22083" calcext:value-type="float">
            <text:p>22083</text:p>
          </table:table-cell>
          <table:table-cell table:style-name="ce14" office:value-type="float" office:value="1.10924369747899" calcext:value-type="float">
            <text:p>1,11</text:p>
          </table:table-cell>
          <table:table-cell table:style-name="ce14" office:value-type="float" office:value="185.571428571428" calcext:value-type="float">
            <text:p>185,57</text:p>
          </table:table-cell>
        </table:table-row>
        <table:table-row table:style-name="ro1"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1363" calcext:value-type="float">
            <text:p>21363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79.521008403361" calcext:value-type="float">
            <text:p>179,5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2203" calcext:value-type="float">
            <text:p>22203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186.579831932773" calcext:value-type="float">
            <text:p>186,58</text:p>
          </table:table-cell>
        </table:table-row>
        <table:table-row table:style-name="ro1"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1479" calcext:value-type="float">
            <text:p>2147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80.495798319328" calcext:value-type="float">
            <text:p>180,5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2324" calcext:value-type="float">
            <text:p>22324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87.596638655462" calcext:value-type="float">
            <text:p>187,60</text:p>
          </table:table-cell>
        </table:table-row>
        <table:table-row table:style-name="ro1"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1595" calcext:value-type="float">
            <text:p>2159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81.470588235294" calcext:value-type="float">
            <text:p>181,4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2445" calcext:value-type="float">
            <text:p>22445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88.613445378151" calcext:value-type="float">
            <text:p>188,61</text:p>
          </table:table-cell>
        </table:table-row>
        <table:table-row table:style-name="ro1"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21708" calcext:value-type="float">
            <text:p>21708</text:p>
          </table:table-cell>
          <table:table-cell table:style-name="ce14" office:value-type="float" office:value="0.949579831932773" calcext:value-type="float">
            <text:p>0,95</text:p>
          </table:table-cell>
          <table:table-cell table:style-name="ce14" office:value-type="float" office:value="182.420168067227" calcext:value-type="float">
            <text:p>182,42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22564" calcext:value-type="float">
            <text:p>22564</text:p>
          </table:table-cell>
          <table:table-cell table:style-name="ce14" office:value-type="float" office:value="1" calcext:value-type="float">
            <text:p>1,00</text:p>
          </table:table-cell>
          <table:table-cell table:style-name="ce14" office:value-type="float" office:value="189.613445378151" calcext:value-type="float">
            <text:p>189,61</text:p>
          </table:table-cell>
        </table:table-row>
        <table:table-row table:style-name="ro1"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1825" calcext:value-type="float">
            <text:p>21825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183.403361344538" calcext:value-type="float">
            <text:p>183,4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2685" calcext:value-type="float">
            <text:p>22685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90.63025210084" calcext:value-type="float">
            <text:p>190,63</text:p>
          </table:table-cell>
        </table:table-row>
        <table:table-row table:style-name="ro1"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1941" calcext:value-type="float">
            <text:p>21941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84.378151260504" calcext:value-type="float">
            <text:p>184,38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2806" calcext:value-type="float">
            <text:p>22806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91.647058823529" calcext:value-type="float">
            <text:p>191,65</text:p>
          </table:table-cell>
        </table:table-row>
        <table:table-row table:style-name="ro1"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2057" calcext:value-type="float">
            <text:p>22057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85.35294117647" calcext:value-type="float">
            <text:p>185,35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2927" calcext:value-type="float">
            <text:p>22927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92.663865546218" calcext:value-type="float">
            <text:p>192,66</text:p>
          </table:table-cell>
        </table:table-row>
        <table:table-row table:style-name="ro1"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2173" calcext:value-type="float">
            <text:p>22173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86.327731092437" calcext:value-type="float">
            <text:p>186,3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3048" calcext:value-type="float">
            <text:p>23048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93.680672268907" calcext:value-type="float">
            <text:p>193,68</text:p>
          </table:table-cell>
        </table:table-row>
        <table:table-row table:style-name="ro1"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2289" calcext:value-type="float">
            <text:p>2228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87.302521008403" calcext:value-type="float">
            <text:p>187,3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3169" calcext:value-type="float">
            <text:p>23169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94.697478991596" calcext:value-type="float">
            <text:p>194,70</text:p>
          </table:table-cell>
        </table:table-row>
        <table:table-row table:style-name="ro1"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2405" calcext:value-type="float">
            <text:p>2240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88.27731092437" calcext:value-type="float">
            <text:p>188,28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3290" calcext:value-type="float">
            <text:p>23290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95.714285714285" calcext:value-type="float">
            <text:p>195,71</text:p>
          </table:table-cell>
        </table:table-row>
        <table:table-row table:style-name="ro1"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2521" calcext:value-type="float">
            <text:p>22521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89.252100840336" calcext:value-type="float">
            <text:p>189,25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3411" calcext:value-type="float">
            <text:p>23411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96.731092436974" calcext:value-type="float">
            <text:p>196,73</text:p>
          </table:table-cell>
        </table:table-row>
        <table:table-row table:style-name="ro1"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2637" calcext:value-type="float">
            <text:p>22637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90.226890756302" calcext:value-type="float">
            <text:p>190,2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3532" calcext:value-type="float">
            <text:p>23532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97.747899159663" calcext:value-type="float">
            <text:p>197,75</text:p>
          </table:table-cell>
        </table:table-row>
        <table:table-row table:style-name="ro1"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2753" calcext:value-type="float">
            <text:p>22753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91.201680672269" calcext:value-type="float">
            <text:p>191,2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3653" calcext:value-type="float">
            <text:p>23653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98.764705882352" calcext:value-type="float">
            <text:p>198,76</text:p>
          </table:table-cell>
        </table:table-row>
        <table:table-row table:style-name="ro1"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2868" calcext:value-type="float">
            <text:p>22868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92.168067226891" calcext:value-type="float">
            <text:p>192,1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3774" calcext:value-type="float">
            <text:p>23774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199.781512605041" calcext:value-type="float">
            <text:p>199,78</text:p>
          </table:table-cell>
        </table:table-row>
        <table:table-row table:style-name="ro1"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2983" calcext:value-type="float">
            <text:p>22983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93.134453781513" calcext:value-type="float">
            <text:p>193,1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3895" calcext:value-type="float">
            <text:p>23895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00.79831932773" calcext:value-type="float">
            <text:p>200,80</text:p>
          </table:table-cell>
        </table:table-row>
        <table:table-row table:style-name="ro1"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3098" calcext:value-type="float">
            <text:p>23098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94.100840336134" calcext:value-type="float">
            <text:p>194,1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4016" calcext:value-type="float">
            <text:p>24016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01.81512605042" calcext:value-type="float">
            <text:p>201,82</text:p>
          </table:table-cell>
        </table:table-row>
        <table:table-row table:style-name="ro1"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3213" calcext:value-type="float">
            <text:p>23213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95.067226890756" calcext:value-type="float">
            <text:p>195,0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4137" calcext:value-type="float">
            <text:p>24137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02.831932773109" calcext:value-type="float">
            <text:p>202,83</text:p>
          </table:table-cell>
        </table:table-row>
        <table:table-row table:style-name="ro1"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3328" calcext:value-type="float">
            <text:p>23328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96.033613445378" calcext:value-type="float">
            <text:p>196,0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4258" calcext:value-type="float">
            <text:p>24258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03.848739495798" calcext:value-type="float">
            <text:p>203,85</text:p>
          </table:table-cell>
        </table:table-row>
        <table:table-row table:style-name="ro1"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3443" calcext:value-type="float">
            <text:p>23443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97" calcext:value-type="float">
            <text:p>197,0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4380" calcext:value-type="float">
            <text:p>24380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04.873949579831" calcext:value-type="float">
            <text:p>204,87</text:p>
          </table:table-cell>
        </table:table-row>
        <table:table-row table:style-name="ro1"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3558" calcext:value-type="float">
            <text:p>23558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97.966386554622" calcext:value-type="float">
            <text:p>197,9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4501" calcext:value-type="float">
            <text:p>24501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05.89075630252" calcext:value-type="float">
            <text:p>205,89</text:p>
          </table:table-cell>
        </table:table-row>
        <table:table-row table:style-name="ro1"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3673" calcext:value-type="float">
            <text:p>23673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198.932773109244" calcext:value-type="float">
            <text:p>198,9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4622" calcext:value-type="float">
            <text:p>24622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06.907563025209" calcext:value-type="float">
            <text:p>206,91</text:p>
          </table:table-cell>
        </table:table-row>
        <table:table-row table:style-name="ro1"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3789" calcext:value-type="float">
            <text:p>2378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199.90756302521" calcext:value-type="float">
            <text:p>199,9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4743" calcext:value-type="float">
            <text:p>24743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07.924369747898" calcext:value-type="float">
            <text:p>207,92</text:p>
          </table:table-cell>
        </table:table-row>
        <table:table-row table:style-name="ro1"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3904" calcext:value-type="float">
            <text:p>23904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00.873949579832" calcext:value-type="float">
            <text:p>200,8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4864" calcext:value-type="float">
            <text:p>24864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08.941176470588" calcext:value-type="float">
            <text:p>208,94</text:p>
          </table:table-cell>
        </table:table-row>
        <table:table-row table:style-name="ro1"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4019" calcext:value-type="float">
            <text:p>24019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01.840336134454" calcext:value-type="float">
            <text:p>201,84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4986" calcext:value-type="float">
            <text:p>24986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09.966386554621" calcext:value-type="float">
            <text:p>209,97</text:p>
          </table:table-cell>
        </table:table-row>
        <table:table-row table:style-name="ro1"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4134" calcext:value-type="float">
            <text:p>24134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02.806722689076" calcext:value-type="float">
            <text:p>202,81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5108" calcext:value-type="float">
            <text:p>25108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10.991596638655" calcext:value-type="float">
            <text:p>210,99</text:p>
          </table:table-cell>
        </table:table-row>
        <table:table-row table:style-name="ro1"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4249" calcext:value-type="float">
            <text:p>24249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03.773109243698" calcext:value-type="float">
            <text:p>203,77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5230" calcext:value-type="float">
            <text:p>25230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12.016806722688" calcext:value-type="float">
            <text:p>212,02</text:p>
          </table:table-cell>
        </table:table-row>
        <table:table-row table:style-name="ro1"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4364" calcext:value-type="float">
            <text:p>24364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04.739495798319" calcext:value-type="float">
            <text:p>204,74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5351" calcext:value-type="float">
            <text:p>25351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13.033613445377" calcext:value-type="float">
            <text:p>213,03</text:p>
          </table:table-cell>
        </table:table-row>
        <table:table-row table:style-name="ro1"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4479" calcext:value-type="float">
            <text:p>24479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05.705882352941" calcext:value-type="float">
            <text:p>205,71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5473" calcext:value-type="float">
            <text:p>25473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14.058823529411" calcext:value-type="float">
            <text:p>214,06</text:p>
          </table:table-cell>
        </table:table-row>
        <table:table-row table:style-name="ro1"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4594" calcext:value-type="float">
            <text:p>24594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06.672268907563" calcext:value-type="float">
            <text:p>206,6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5594" calcext:value-type="float">
            <text:p>25594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15.0756302521" calcext:value-type="float">
            <text:p>215,08</text:p>
          </table:table-cell>
        </table:table-row>
        <table:table-row table:style-name="ro1"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4709" calcext:value-type="float">
            <text:p>24709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07.638655462185" calcext:value-type="float">
            <text:p>207,64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5716" calcext:value-type="float">
            <text:p>25716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16.100840336134" calcext:value-type="float">
            <text:p>216,10</text:p>
          </table:table-cell>
        </table:table-row>
        <table:table-row table:style-name="ro1"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4825" calcext:value-type="float">
            <text:p>2482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08.613445378151" calcext:value-type="float">
            <text:p>208,6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5837" calcext:value-type="float">
            <text:p>25837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17.117647058823" calcext:value-type="float">
            <text:p>217,12</text:p>
          </table:table-cell>
        </table:table-row>
        <table:table-row table:style-name="ro1">
          <table:table-cell table:style-name="ce11" office:value-type="float" office:value="216" calcext:value-type="float">
            <text:p>216</text:p>
          </table:table-cell>
          <table:table-cell table:style-name="ce13" office:value-type="float" office:value="126" calcext:value-type="float">
            <text:p>126</text:p>
          </table:table-cell>
          <table:table-cell table:style-name="ce11" office:value-type="float" office:value="24951" calcext:value-type="float">
            <text:p>24951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209.672268907563" calcext:value-type="float">
            <text:p>209,67</text:p>
          </table:table-cell>
          <table:table-cell table:style-name="ce13" office:value-type="float" office:value="132" calcext:value-type="float">
            <text:p>132</text:p>
          </table:table-cell>
          <table:table-cell table:style-name="ce11" office:value-type="float" office:value="25969" calcext:value-type="float">
            <text:p>25969</text:p>
          </table:table-cell>
          <table:table-cell table:style-name="ce14" office:value-type="float" office:value="1.10924369747899" calcext:value-type="float">
            <text:p>1,11</text:p>
          </table:table-cell>
          <table:table-cell table:style-name="ce14" office:value-type="float" office:value="218.226890756302" calcext:value-type="float">
            <text:p>218,23</text:p>
          </table:table-cell>
        </table:table-row>
        <table:table-row table:style-name="ro1"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5066" calcext:value-type="float">
            <text:p>25066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10.638655462185" calcext:value-type="float">
            <text:p>210,64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6090" calcext:value-type="float">
            <text:p>26090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19.243697478991" calcext:value-type="float">
            <text:p>219,24</text:p>
          </table:table-cell>
        </table:table-row>
        <table:table-row table:style-name="ro1"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5181" calcext:value-type="float">
            <text:p>25181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11.605042016807" calcext:value-type="float">
            <text:p>211,61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6212" calcext:value-type="float">
            <text:p>26212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20.268907563024" calcext:value-type="float">
            <text:p>220,27</text:p>
          </table:table-cell>
        </table:table-row>
        <table:table-row table:style-name="ro1"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5297" calcext:value-type="float">
            <text:p>25297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12.579831932773" calcext:value-type="float">
            <text:p>212,58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6333" calcext:value-type="float">
            <text:p>26333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21.285714285713" calcext:value-type="float">
            <text:p>221,29</text:p>
          </table:table-cell>
        </table:table-row>
        <table:table-row table:style-name="ro1"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5413" calcext:value-type="float">
            <text:p>25413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13.55462184874" calcext:value-type="float">
            <text:p>213,55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6455" calcext:value-type="float">
            <text:p>26455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22.310924369747" calcext:value-type="float">
            <text:p>222,31</text:p>
          </table:table-cell>
        </table:table-row>
        <table:table-row table:style-name="ro1"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25524" calcext:value-type="float">
            <text:p>25524</text:p>
          </table:table-cell>
          <table:table-cell table:style-name="ce14" office:value-type="float" office:value="0.932773109243697" calcext:value-type="float">
            <text:p>0,93</text:p>
          </table:table-cell>
          <table:table-cell table:style-name="ce14" office:value-type="float" office:value="214.487394957983" calcext:value-type="float">
            <text:p>214,49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26574" calcext:value-type="float">
            <text:p>26574</text:p>
          </table:table-cell>
          <table:table-cell table:style-name="ce14" office:value-type="float" office:value="1" calcext:value-type="float">
            <text:p>1,00</text:p>
          </table:table-cell>
          <table:table-cell table:style-name="ce14" office:value-type="float" office:value="223.310924369747" calcext:value-type="float">
            <text:p>223,31</text:p>
          </table:table-cell>
        </table:table-row>
        <table:table-row table:style-name="ro1"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25638" calcext:value-type="float">
            <text:p>25638</text:p>
          </table:table-cell>
          <table:table-cell table:style-name="ce14" office:value-type="float" office:value="0.957983193277311" calcext:value-type="float">
            <text:p>0,96</text:p>
          </table:table-cell>
          <table:table-cell table:style-name="ce14" office:value-type="float" office:value="215.445378151261" calcext:value-type="float">
            <text:p>215,45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6695" calcext:value-type="float">
            <text:p>26695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24.327731092436" calcext:value-type="float">
            <text:p>224,33</text:p>
          </table:table-cell>
        </table:table-row>
        <table:table-row table:style-name="ro1"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5753" calcext:value-type="float">
            <text:p>25753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16.411764705883" calcext:value-type="float">
            <text:p>216,41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6817" calcext:value-type="float">
            <text:p>26817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25.35294117647" calcext:value-type="float">
            <text:p>225,35</text:p>
          </table:table-cell>
        </table:table-row>
        <table:table-row table:style-name="ro1"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5868" calcext:value-type="float">
            <text:p>25868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17.378151260504" calcext:value-type="float">
            <text:p>217,38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6938" calcext:value-type="float">
            <text:p>26938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26.369747899159" calcext:value-type="float">
            <text:p>226,37</text:p>
          </table:table-cell>
        </table:table-row>
        <table:table-row table:style-name="ro1">
          <table:table-cell table:style-name="ce11" office:value-type="float" office:value="225" calcext:value-type="float">
            <text:p>225</text:p>
          </table:table-cell>
          <table:table-cell table:style-name="ce13" office:value-type="float" office:value="126" calcext:value-type="float">
            <text:p>126</text:p>
          </table:table-cell>
          <table:table-cell table:style-name="ce11" office:value-type="float" office:value="25994" calcext:value-type="float">
            <text:p>25994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218.436974789916" calcext:value-type="float">
            <text:p>218,44</text:p>
          </table:table-cell>
          <table:table-cell table:style-name="ce13" office:value-type="float" office:value="132" calcext:value-type="float">
            <text:p>132</text:p>
          </table:table-cell>
          <table:table-cell table:style-name="ce11" office:value-type="float" office:value="27070" calcext:value-type="float">
            <text:p>27070</text:p>
          </table:table-cell>
          <table:table-cell table:style-name="ce14" office:value-type="float" office:value="1.10924369747899" calcext:value-type="float">
            <text:p>1,11</text:p>
          </table:table-cell>
          <table:table-cell table:style-name="ce14" office:value-type="float" office:value="227.478991596638" calcext:value-type="float">
            <text:p>227,48</text:p>
          </table:table-cell>
        </table:table-row>
        <table:table-row table:style-name="ro1"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6110" calcext:value-type="float">
            <text:p>2611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19.411764705883" calcext:value-type="float">
            <text:p>219,41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7192" calcext:value-type="float">
            <text:p>27192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28.504201680671" calcext:value-type="float">
            <text:p>228,50</text:p>
          </table:table-cell>
        </table:table-row>
        <table:table-row table:style-name="ro1"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6226" calcext:value-type="float">
            <text:p>2622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20.386554621849" calcext:value-type="float">
            <text:p>220,39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7314" calcext:value-type="float">
            <text:p>27314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29.529411764705" calcext:value-type="float">
            <text:p>229,53</text:p>
          </table:table-cell>
        </table:table-row>
        <table:table-row table:style-name="ro1"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6342" calcext:value-type="float">
            <text:p>2634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21.361344537815" calcext:value-type="float">
            <text:p>221,36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7436" calcext:value-type="float">
            <text:p>27436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30.554621848739" calcext:value-type="float">
            <text:p>230,55</text:p>
          </table:table-cell>
        </table:table-row>
        <table:table-row table:style-name="ro1"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6458" calcext:value-type="float">
            <text:p>2645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22.336134453782" calcext:value-type="float">
            <text:p>222,34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7558" calcext:value-type="float">
            <text:p>27558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31.579831932772" calcext:value-type="float">
            <text:p>231,58</text:p>
          </table:table-cell>
        </table:table-row>
        <table:table-row table:style-name="ro1"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6574" calcext:value-type="float">
            <text:p>2657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23.310924369748" calcext:value-type="float">
            <text:p>223,31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7680" calcext:value-type="float">
            <text:p>27680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32.605042016806" calcext:value-type="float">
            <text:p>232,61</text:p>
          </table:table-cell>
        </table:table-row>
        <table:table-row table:style-name="ro1"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6690" calcext:value-type="float">
            <text:p>2669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24.285714285715" calcext:value-type="float">
            <text:p>224,29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27805" calcext:value-type="float">
            <text:p>27805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233.655462184873" calcext:value-type="float">
            <text:p>233,66</text:p>
          </table:table-cell>
        </table:table-row>
        <table:table-row table:style-name="ro1"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6806" calcext:value-type="float">
            <text:p>2680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25.260504201681" calcext:value-type="float">
            <text:p>225,26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7931" calcext:value-type="float">
            <text:p>27931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234.714285714285" calcext:value-type="float">
            <text:p>234,71</text:p>
          </table:table-cell>
        </table:table-row>
        <table:table-row table:style-name="ro1"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6922" calcext:value-type="float">
            <text:p>2692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26.235294117647" calcext:value-type="float">
            <text:p>226,2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8057" calcext:value-type="float">
            <text:p>28057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235.773109243697" calcext:value-type="float">
            <text:p>235,77</text:p>
          </table:table-cell>
        </table:table-row>
        <table:table-row table:style-name="ro1"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7038" calcext:value-type="float">
            <text:p>2703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27.210084033614" calcext:value-type="float">
            <text:p>227,21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28182" calcext:value-type="float">
            <text:p>28182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236.823529411764" calcext:value-type="float">
            <text:p>236,82</text:p>
          </table:table-cell>
        </table:table-row>
        <table:table-row table:style-name="ro1"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7154" calcext:value-type="float">
            <text:p>2715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28.18487394958" calcext:value-type="float">
            <text:p>228,18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8308" calcext:value-type="float">
            <text:p>28308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237.882352941176" calcext:value-type="float">
            <text:p>237,88</text:p>
          </table:table-cell>
        </table:table-row>
        <table:table-row table:style-name="ro1">
          <table:table-cell table:style-name="ce11" office:value-type="float" office:value="236" calcext:value-type="float">
            <text:p>236</text:p>
          </table:table-cell>
          <table:table-cell table:style-name="ce13" office:value-type="float" office:value="126" calcext:value-type="float">
            <text:p>126</text:p>
          </table:table-cell>
          <table:table-cell table:style-name="ce11" office:value-type="float" office:value="27280" calcext:value-type="float">
            <text:p>27280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229.243697478992" calcext:value-type="float">
            <text:p>229,24</text:p>
          </table:table-cell>
          <table:table-cell table:style-name="ce13" office:value-type="float" office:value="132" calcext:value-type="float">
            <text:p>132</text:p>
          </table:table-cell>
          <table:table-cell table:style-name="ce11" office:value-type="float" office:value="28440" calcext:value-type="float">
            <text:p>28440</text:p>
          </table:table-cell>
          <table:table-cell table:style-name="ce14" office:value-type="float" office:value="1.10924369747899" calcext:value-type="float">
            <text:p>1,11</text:p>
          </table:table-cell>
          <table:table-cell table:style-name="ce14" office:value-type="float" office:value="238.991596638655" calcext:value-type="float">
            <text:p>238,99</text:p>
          </table:table-cell>
        </table:table-row>
        <table:table-row table:style-name="ro1"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7396" calcext:value-type="float">
            <text:p>2739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30.218487394958" calcext:value-type="float">
            <text:p>230,22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8562" calcext:value-type="float">
            <text:p>28562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40.016806722688" calcext:value-type="float">
            <text:p>240,02</text:p>
          </table:table-cell>
        </table:table-row>
        <table:table-row table:style-name="ro1"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7512" calcext:value-type="float">
            <text:p>2751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31.193277310925" calcext:value-type="float">
            <text:p>231,19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8683" calcext:value-type="float">
            <text:p>28683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41.033613445377" calcext:value-type="float">
            <text:p>241,03</text:p>
          </table:table-cell>
        </table:table-row>
        <table:table-row table:style-name="ro1"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7628" calcext:value-type="float">
            <text:p>2762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32.168067226891" calcext:value-type="float">
            <text:p>232,17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8805" calcext:value-type="float">
            <text:p>28805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42.058823529411" calcext:value-type="float">
            <text:p>242,06</text:p>
          </table:table-cell>
        </table:table-row>
        <table:table-row table:style-name="ro1"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7744" calcext:value-type="float">
            <text:p>2774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33.142857142858" calcext:value-type="float">
            <text:p>233,14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8927" calcext:value-type="float">
            <text:p>28927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43.084033613444" calcext:value-type="float">
            <text:p>243,08</text:p>
          </table:table-cell>
        </table:table-row>
        <table:table-row table:style-name="ro1"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7860" calcext:value-type="float">
            <text:p>2786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34.117647058824" calcext:value-type="float">
            <text:p>234,12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9049" calcext:value-type="float">
            <text:p>29049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44.109243697478" calcext:value-type="float">
            <text:p>244,11</text:p>
          </table:table-cell>
        </table:table-row>
        <table:table-row table:style-name="ro1"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7976" calcext:value-type="float">
            <text:p>2797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35.09243697479" calcext:value-type="float">
            <text:p>235,09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9171" calcext:value-type="float">
            <text:p>29171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45.134453781512" calcext:value-type="float">
            <text:p>245,13</text:p>
          </table:table-cell>
        </table:table-row>
        <table:table-row table:style-name="ro1"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8092" calcext:value-type="float">
            <text:p>2809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36.067226890757" calcext:value-type="float">
            <text:p>236,07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9293" calcext:value-type="float">
            <text:p>29293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46.159663865545" calcext:value-type="float">
            <text:p>246,16</text:p>
          </table:table-cell>
        </table:table-row>
        <table:table-row table:style-name="ro1"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28210" calcext:value-type="float">
            <text:p>28210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237.058823529412" calcext:value-type="float">
            <text:p>237,06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9415" calcext:value-type="float">
            <text:p>29415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47.184873949579" calcext:value-type="float">
            <text:p>247,18</text:p>
          </table:table-cell>
        </table:table-row>
        <table:table-row table:style-name="ro1"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8327" calcext:value-type="float">
            <text:p>2832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238.042016806723" calcext:value-type="float">
            <text:p>238,04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9537" calcext:value-type="float">
            <text:p>29537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48.210084033612" calcext:value-type="float">
            <text:p>248,21</text:p>
          </table:table-cell>
        </table:table-row>
        <table:table-row table:style-name="ro1"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8443" calcext:value-type="float">
            <text:p>28443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39.01680672269" calcext:value-type="float">
            <text:p>239,02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9659" calcext:value-type="float">
            <text:p>29659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49.235294117646" calcext:value-type="float">
            <text:p>249,24</text:p>
          </table:table-cell>
        </table:table-row>
        <table:table-row table:style-name="ro1"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8559" calcext:value-type="float">
            <text:p>2855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39.991596638656" calcext:value-type="float">
            <text:p>239,99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9781" calcext:value-type="float">
            <text:p>29781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50.26050420168" calcext:value-type="float">
            <text:p>250,26</text:p>
          </table:table-cell>
        </table:table-row>
        <table:table-row table:style-name="ro1"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8675" calcext:value-type="float">
            <text:p>2867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40.966386554622" calcext:value-type="float">
            <text:p>240,97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9909" calcext:value-type="float">
            <text:p>29909</text:p>
          </table:table-cell>
          <table:table-cell table:style-name="ce14" office:value-type="float" office:value="1.07563025210084" calcext:value-type="float">
            <text:p>1,08</text:p>
          </table:table-cell>
          <table:table-cell table:style-name="ce14" office:value-type="float" office:value="251.336134453781" calcext:value-type="float">
            <text:p>251,34</text:p>
          </table:table-cell>
        </table:table-row>
        <table:table-row table:style-name="ro1">
          <table:table-cell table:style-name="ce11" office:value-type="float" office:value="249" calcext:value-type="float">
            <text:p>24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8791" calcext:value-type="float">
            <text:p>28791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41.941176470589" calcext:value-type="float">
            <text:p>241,94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30033" calcext:value-type="float">
            <text:p>30033</text:p>
          </table:table-cell>
          <table:table-cell table:style-name="ce14" office:value-type="float" office:value="1.04201680672269" calcext:value-type="float">
            <text:p>1,04</text:p>
          </table:table-cell>
          <table:table-cell table:style-name="ce14" office:value-type="float" office:value="252.378151260503" calcext:value-type="float">
            <text:p>252,38</text:p>
          </table:table-cell>
        </table:table-row>
        <table:table-row table:style-name="ro1"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8907" calcext:value-type="float">
            <text:p>28907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42.915966386555" calcext:value-type="float">
            <text:p>242,9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0156" calcext:value-type="float">
            <text:p>30156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53.411764705881" calcext:value-type="float">
            <text:p>253,41</text:p>
          </table:table-cell>
        </table:table-row>
        <table:table-row table:style-name="ro1"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9023" calcext:value-type="float">
            <text:p>29023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43.890756302522" calcext:value-type="float">
            <text:p>243,89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0279" calcext:value-type="float">
            <text:p>30279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54.44537815126" calcext:value-type="float">
            <text:p>254,45</text:p>
          </table:table-cell>
        </table:table-row>
        <table:table-row table:style-name="ro1"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9139" calcext:value-type="float">
            <text:p>2913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44.865546218488" calcext:value-type="float">
            <text:p>244,8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0402" calcext:value-type="float">
            <text:p>30402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55.478991596638" calcext:value-type="float">
            <text:p>255,48</text:p>
          </table:table-cell>
        </table:table-row>
        <table:table-row table:style-name="ro1"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9255" calcext:value-type="float">
            <text:p>2925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45.840336134454" calcext:value-type="float">
            <text:p>245,84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0525" calcext:value-type="float">
            <text:p>30525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56.512605042016" calcext:value-type="float">
            <text:p>256,51</text:p>
          </table:table-cell>
        </table:table-row>
        <table:table-row table:style-name="ro1"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9371" calcext:value-type="float">
            <text:p>29371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46.815126050421" calcext:value-type="float">
            <text:p>246,8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0648" calcext:value-type="float">
            <text:p>30648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57.546218487394" calcext:value-type="float">
            <text:p>257,55</text:p>
          </table:table-cell>
        </table:table-row>
        <table:table-row table:style-name="ro1"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9488" calcext:value-type="float">
            <text:p>2948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247.798319327732" calcext:value-type="float">
            <text:p>247,8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0771" calcext:value-type="float">
            <text:p>30771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58.579831932772" calcext:value-type="float">
            <text:p>258,58</text:p>
          </table:table-cell>
        </table:table-row>
        <table:table-row table:style-name="ro1"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9605" calcext:value-type="float">
            <text:p>29605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248.781512605043" calcext:value-type="float">
            <text:p>248,78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0894" calcext:value-type="float">
            <text:p>30894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59.61344537815" calcext:value-type="float">
            <text:p>259,61</text:p>
          </table:table-cell>
        </table:table-row>
        <table:table-row table:style-name="ro1"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9721" calcext:value-type="float">
            <text:p>29721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49.756302521009" calcext:value-type="float">
            <text:p>249,76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31018" calcext:value-type="float">
            <text:p>31018</text:p>
          </table:table-cell>
          <table:table-cell table:style-name="ce14" office:value-type="float" office:value="1.04201680672269" calcext:value-type="float">
            <text:p>1,04</text:p>
          </table:table-cell>
          <table:table-cell table:style-name="ce14" office:value-type="float" office:value="260.655462184873" calcext:value-type="float">
            <text:p>260,66</text:p>
          </table:table-cell>
        </table:table-row>
        <table:table-row table:style-name="ro1"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9838" calcext:value-type="float">
            <text:p>2983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250.73949579832" calcext:value-type="float">
            <text:p>250,74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1141" calcext:value-type="float">
            <text:p>31141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61.689075630251" calcext:value-type="float">
            <text:p>261,69</text:p>
          </table:table-cell>
        </table:table-row>
        <table:table-row table:style-name="ro1"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29950" calcext:value-type="float">
            <text:p>29950</text:p>
          </table:table-cell>
          <table:table-cell table:style-name="ce14" office:value-type="float" office:value="0.941176470588235" calcext:value-type="float">
            <text:p>0,94</text:p>
          </table:table-cell>
          <table:table-cell table:style-name="ce14" office:value-type="float" office:value="251.680672268908" calcext:value-type="float">
            <text:p>251,6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1261" calcext:value-type="float">
            <text:p>31261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262.697478991596" calcext:value-type="float">
            <text:p>262,70</text:p>
          </table:table-cell>
        </table:table-row>
        <table:table-row table:style-name="ro1"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30061" calcext:value-type="float">
            <text:p>30061</text:p>
          </table:table-cell>
          <table:table-cell table:style-name="ce14" office:value-type="float" office:value="0.932773109243697" calcext:value-type="float">
            <text:p>0,93</text:p>
          </table:table-cell>
          <table:table-cell table:style-name="ce14" office:value-type="float" office:value="252.613445378152" calcext:value-type="float">
            <text:p>252,6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31382" calcext:value-type="float">
            <text:p>31382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63.714285714285" calcext:value-type="float">
            <text:p>263,71</text:p>
          </table:table-cell>
        </table:table-row>
        <table:table-row table:style-name="ro1"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30171" calcext:value-type="float">
            <text:p>30171</text:p>
          </table:table-cell>
          <table:table-cell table:style-name="ce14" office:value-type="float" office:value="0.92436974789916" calcext:value-type="float">
            <text:p>0,92</text:p>
          </table:table-cell>
          <table:table-cell table:style-name="ce14" office:value-type="float" office:value="253.537815126051" calcext:value-type="float">
            <text:p>253,54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31503" calcext:value-type="float">
            <text:p>31503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64.731092436974" calcext:value-type="float">
            <text:p>264,73</text:p>
          </table:table-cell>
        </table:table-row>
        <table:table-row table:style-name="ro1"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30281" calcext:value-type="float">
            <text:p>30281</text:p>
          </table:table-cell>
          <table:table-cell table:style-name="ce14" office:value-type="float" office:value="0.92436974789916" calcext:value-type="float">
            <text:p>0,92</text:p>
          </table:table-cell>
          <table:table-cell table:style-name="ce14" office:value-type="float" office:value="254.46218487395" calcext:value-type="float">
            <text:p>254,46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1623" calcext:value-type="float">
            <text:p>31623</text:p>
          </table:table-cell>
          <table:table-cell table:style-name="ce14" office:value-type="float" office:value="1.00840336134454" calcext:value-type="float">
            <text:p>1,01</text:p>
          </table:table-cell>
          <table:table-cell table:style-name="ce14" office:value-type="float" office:value="265.739495798318" calcext:value-type="float">
            <text:p>265,74</text:p>
          </table:table-cell>
        </table:table-row>
        <table:table-row table:style-name="ro1"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30391" calcext:value-type="float">
            <text:p>30391</text:p>
          </table:table-cell>
          <table:table-cell table:style-name="ce14" office:value-type="float" office:value="0.92436974789916" calcext:value-type="float">
            <text:p>0,92</text:p>
          </table:table-cell>
          <table:table-cell table:style-name="ce14" office:value-type="float" office:value="255.386554621849" calcext:value-type="float">
            <text:p>255,39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31744" calcext:value-type="float">
            <text:p>31744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266.756302521007" calcext:value-type="float">
            <text:p>266,76</text:p>
          </table:table-cell>
        </table:table-row>
        <table:table-row table:style-name="ro1"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30501" calcext:value-type="float">
            <text:p>30501</text:p>
          </table:table-cell>
          <table:table-cell table:style-name="ce14" office:value-type="float" office:value="0.92436974789916" calcext:value-type="float">
            <text:p>0,92</text:p>
          </table:table-cell>
          <table:table-cell table:style-name="ce14" office:value-type="float" office:value="256.310924369748" calcext:value-type="float">
            <text:p>256,31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31863" calcext:value-type="float">
            <text:p>31863</text:p>
          </table:table-cell>
          <table:table-cell table:style-name="ce14" office:value-type="float" office:value="1" calcext:value-type="float">
            <text:p>1,00</text:p>
          </table:table-cell>
          <table:table-cell table:style-name="ce14" office:value-type="float" office:value="267.756302521007" calcext:value-type="float">
            <text:p>267,76</text:p>
          </table:table-cell>
        </table:table-row>
        <table:table-row table:style-name="ro1"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30611" calcext:value-type="float">
            <text:p>30611</text:p>
          </table:table-cell>
          <table:table-cell table:style-name="ce14" office:value-type="float" office:value="0.92436974789916" calcext:value-type="float">
            <text:p>0,92</text:p>
          </table:table-cell>
          <table:table-cell table:style-name="ce14" office:value-type="float" office:value="257.235294117648" calcext:value-type="float">
            <text:p>257,24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31982" calcext:value-type="float">
            <text:p>31982</text:p>
          </table:table-cell>
          <table:table-cell table:style-name="ce14" office:value-type="float" office:value="1" calcext:value-type="float">
            <text:p>1,00</text:p>
          </table:table-cell>
          <table:table-cell table:style-name="ce14" office:value-type="float" office:value="268.756302521007" calcext:value-type="float">
            <text:p>268,76</text:p>
          </table:table-cell>
        </table:table-row>
        <table:table-row table:style-name="ro1"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30721" calcext:value-type="float">
            <text:p>30721</text:p>
          </table:table-cell>
          <table:table-cell table:style-name="ce14" office:value-type="float" office:value="0.92436974789916" calcext:value-type="float">
            <text:p>0,92</text:p>
          </table:table-cell>
          <table:table-cell table:style-name="ce14" office:value-type="float" office:value="258.159663865547" calcext:value-type="float">
            <text:p>258,16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32101" calcext:value-type="float">
            <text:p>32101</text:p>
          </table:table-cell>
          <table:table-cell table:style-name="ce14" office:value-type="float" office:value="1" calcext:value-type="float">
            <text:p>1,00</text:p>
          </table:table-cell>
          <table:table-cell table:style-name="ce14" office:value-type="float" office:value="269.756302521007" calcext:value-type="float">
            <text:p>269,76</text:p>
          </table:table-cell>
        </table:table-row>
        <table:table-row table:style-name="ro1"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30831" calcext:value-type="float">
            <text:p>30831</text:p>
          </table:table-cell>
          <table:table-cell table:style-name="ce14" office:value-type="float" office:value="0.92436974789916" calcext:value-type="float">
            <text:p>0,92</text:p>
          </table:table-cell>
          <table:table-cell table:style-name="ce14" office:value-type="float" office:value="259.084033613446" calcext:value-type="float">
            <text:p>259,08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32220" calcext:value-type="float">
            <text:p>32220</text:p>
          </table:table-cell>
          <table:table-cell table:style-name="ce14" office:value-type="float" office:value="1" calcext:value-type="float">
            <text:p>1,00</text:p>
          </table:table-cell>
          <table:table-cell table:style-name="ce14" office:value-type="float" office:value="270.756302521007" calcext:value-type="float">
            <text:p>270,76</text:p>
          </table:table-cell>
        </table:table-row>
        <table:table-row table:style-name="ro1"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30941" calcext:value-type="float">
            <text:p>30941</text:p>
          </table:table-cell>
          <table:table-cell table:style-name="ce14" office:value-type="float" office:value="0.92436974789916" calcext:value-type="float">
            <text:p>0,92</text:p>
          </table:table-cell>
          <table:table-cell table:style-name="ce14" office:value-type="float" office:value="260.008403361345" calcext:value-type="float">
            <text:p>260,01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32339" calcext:value-type="float">
            <text:p>32339</text:p>
          </table:table-cell>
          <table:table-cell table:style-name="ce14" office:value-type="float" office:value="1" calcext:value-type="float">
            <text:p>1,00</text:p>
          </table:table-cell>
          <table:table-cell table:style-name="ce14" office:value-type="float" office:value="271.756302521007" calcext:value-type="float">
            <text:p>271,76</text:p>
          </table:table-cell>
        </table:table-row>
        <table:table-row table:style-name="ro1"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1056" calcext:value-type="float">
            <text:p>31056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60.974789915967" calcext:value-type="float">
            <text:p>260,97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2461" calcext:value-type="float">
            <text:p>32461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72.781512605041" calcext:value-type="float">
            <text:p>272,78</text:p>
          </table:table-cell>
        </table:table-row>
        <table:table-row table:style-name="ro1"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1172" calcext:value-type="float">
            <text:p>3117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61.949579831933" calcext:value-type="float">
            <text:p>261,95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2583" calcext:value-type="float">
            <text:p>32583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73.806722689075" calcext:value-type="float">
            <text:p>273,81</text:p>
          </table:table-cell>
        </table:table-row>
        <table:table-row table:style-name="ro1"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1287" calcext:value-type="float">
            <text:p>31287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62.915966386555" calcext:value-type="float">
            <text:p>262,92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2705" calcext:value-type="float">
            <text:p>32705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74.831932773108" calcext:value-type="float">
            <text:p>274,83</text:p>
          </table:table-cell>
        </table:table-row>
        <table:table-row table:style-name="ro1"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1403" calcext:value-type="float">
            <text:p>31403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63.890756302522" calcext:value-type="float">
            <text:p>263,89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2827" calcext:value-type="float">
            <text:p>32827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75.857142857142" calcext:value-type="float">
            <text:p>275,86</text:p>
          </table:table-cell>
        </table:table-row>
        <table:table-row table:style-name="ro1"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1518" calcext:value-type="float">
            <text:p>31518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64.857142857143" calcext:value-type="float">
            <text:p>264,86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2949" calcext:value-type="float">
            <text:p>32949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76.882352941176" calcext:value-type="float">
            <text:p>276,88</text:p>
          </table:table-cell>
        </table:table-row>
        <table:table-row table:style-name="ro1"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1633" calcext:value-type="float">
            <text:p>31633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65.823529411765" calcext:value-type="float">
            <text:p>265,82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77.907563025209" calcext:value-type="float">
            <text:p>277,91</text:p>
          </table:table-cell>
        </table:table-row>
        <table:table-row table:style-name="ro1"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1749" calcext:value-type="float">
            <text:p>31749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66.798319327732" calcext:value-type="float">
            <text:p>266,8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3193" calcext:value-type="float">
            <text:p>33193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78.932773109243" calcext:value-type="float">
            <text:p>278,93</text:p>
          </table:table-cell>
        </table:table-row>
        <table:table-row table:style-name="ro1"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1865" calcext:value-type="float">
            <text:p>3186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67.773109243698" calcext:value-type="float">
            <text:p>267,77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3315" calcext:value-type="float">
            <text:p>33315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79.957983193276" calcext:value-type="float">
            <text:p>279,96</text:p>
          </table:table-cell>
        </table:table-row>
        <table:table-row table:style-name="ro1"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1981" calcext:value-type="float">
            <text:p>31981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68.747899159664" calcext:value-type="float">
            <text:p>268,75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3437" calcext:value-type="float">
            <text:p>33437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80.98319327731" calcext:value-type="float">
            <text:p>280,98</text:p>
          </table:table-cell>
        </table:table-row>
        <table:table-row table:style-name="ro1"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2096" calcext:value-type="float">
            <text:p>32096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69.714285714286" calcext:value-type="float">
            <text:p>269,71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3559" calcext:value-type="float">
            <text:p>33559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82.008403361344" calcext:value-type="float">
            <text:p>282,01</text:p>
          </table:table-cell>
        </table:table-row>
        <table:table-row table:style-name="ro1"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2212" calcext:value-type="float">
            <text:p>3221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70.689075630253" calcext:value-type="float">
            <text:p>270,69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3681" calcext:value-type="float">
            <text:p>33681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83.033613445377" calcext:value-type="float">
            <text:p>283,03</text:p>
          </table:table-cell>
        </table:table-row>
        <table:table-row table:style-name="ro1"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2327" calcext:value-type="float">
            <text:p>32327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71.655462184875" calcext:value-type="float">
            <text:p>271,66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3803" calcext:value-type="float">
            <text:p>33803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84.058823529411" calcext:value-type="float">
            <text:p>284,06</text:p>
          </table:table-cell>
        </table:table-row>
        <table:table-row table:style-name="ro1"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2442" calcext:value-type="float">
            <text:p>32442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72.621848739496" calcext:value-type="float">
            <text:p>272,62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3925" calcext:value-type="float">
            <text:p>33925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85.084033613445" calcext:value-type="float">
            <text:p>285,08</text:p>
          </table:table-cell>
        </table:table-row>
        <table:table-row table:style-name="ro1"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2557" calcext:value-type="float">
            <text:p>32557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73.588235294118" calcext:value-type="float">
            <text:p>273,59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4047" calcext:value-type="float">
            <text:p>34047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86.109243697478" calcext:value-type="float">
            <text:p>286,11</text:p>
          </table:table-cell>
        </table:table-row>
        <table:table-row table:style-name="ro1"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2672" calcext:value-type="float">
            <text:p>32672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74.55462184874" calcext:value-type="float">
            <text:p>274,55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4169" calcext:value-type="float">
            <text:p>34169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87.134453781512" calcext:value-type="float">
            <text:p>287,13</text:p>
          </table:table-cell>
        </table:table-row>
        <table:table-row table:style-name="ro1"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2787" calcext:value-type="float">
            <text:p>32787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75.521008403362" calcext:value-type="float">
            <text:p>275,52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4291" calcext:value-type="float">
            <text:p>34291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88.159663865545" calcext:value-type="float">
            <text:p>288,16</text:p>
          </table:table-cell>
        </table:table-row>
        <table:table-row table:style-name="ro1"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2902" calcext:value-type="float">
            <text:p>32902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76.487394957984" calcext:value-type="float">
            <text:p>276,49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4413" calcext:value-type="float">
            <text:p>34413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89.184873949579" calcext:value-type="float">
            <text:p>289,18</text:p>
          </table:table-cell>
        </table:table-row>
        <table:table-row table:style-name="ro1"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3018" calcext:value-type="float">
            <text:p>3301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77.46218487395" calcext:value-type="float">
            <text:p>277,46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4535" calcext:value-type="float">
            <text:p>34535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90.210084033613" calcext:value-type="float">
            <text:p>290,21</text:p>
          </table:table-cell>
        </table:table-row>
        <table:table-row table:style-name="ro1"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3133" calcext:value-type="float">
            <text:p>33133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78.428571428572" calcext:value-type="float">
            <text:p>278,43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4657" calcext:value-type="float">
            <text:p>34657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91.235294117646" calcext:value-type="float">
            <text:p>291,24</text:p>
          </table:table-cell>
        </table:table-row>
        <table:table-row table:style-name="ro1"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3248" calcext:value-type="float">
            <text:p>33248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79.394957983194" calcext:value-type="float">
            <text:p>279,39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4780" calcext:value-type="float">
            <text:p>34780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92.268907563025" calcext:value-type="float">
            <text:p>292,27</text:p>
          </table:table-cell>
        </table:table-row>
        <table:table-row table:style-name="ro1"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3364" calcext:value-type="float">
            <text:p>3336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80.36974789916" calcext:value-type="float">
            <text:p>280,3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4903" calcext:value-type="float">
            <text:p>34903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93.302521008403" calcext:value-type="float">
            <text:p>293,30</text:p>
          </table:table-cell>
        </table:table-row>
        <table:table-row table:style-name="ro1"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3480" calcext:value-type="float">
            <text:p>3348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81.344537815127" calcext:value-type="float">
            <text:p>281,34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5026" calcext:value-type="float">
            <text:p>35026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94.336134453781" calcext:value-type="float">
            <text:p>294,34</text:p>
          </table:table-cell>
        </table:table-row>
        <table:table-row table:style-name="ro1"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3596" calcext:value-type="float">
            <text:p>3359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82.319327731093" calcext:value-type="float">
            <text:p>282,3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5149" calcext:value-type="float">
            <text:p>35149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95.369747899159" calcext:value-type="float">
            <text:p>295,37</text:p>
          </table:table-cell>
        </table:table-row>
        <table:table-row table:style-name="ro1"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3712" calcext:value-type="float">
            <text:p>3371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83.294117647059" calcext:value-type="float">
            <text:p>283,29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5272" calcext:value-type="float">
            <text:p>35272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96.403361344537" calcext:value-type="float">
            <text:p>296,40</text:p>
          </table:table-cell>
        </table:table-row>
        <table:table-row table:style-name="ro1"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3828" calcext:value-type="float">
            <text:p>3382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84.268907563026" calcext:value-type="float">
            <text:p>284,2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5395" calcext:value-type="float">
            <text:p>35395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97.436974789915" calcext:value-type="float">
            <text:p>297,44</text:p>
          </table:table-cell>
        </table:table-row>
        <table:table-row table:style-name="ro1"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3944" calcext:value-type="float">
            <text:p>3394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85.243697478992" calcext:value-type="float">
            <text:p>285,24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5518" calcext:value-type="float">
            <text:p>35518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298.470588235293" calcext:value-type="float">
            <text:p>298,47</text:p>
          </table:table-cell>
        </table:table-row>
        <table:table-row table:style-name="ro1"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4059" calcext:value-type="float">
            <text:p>34059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86.210084033614" calcext:value-type="float">
            <text:p>286,21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5640" calcext:value-type="float">
            <text:p>35640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299.495798319327" calcext:value-type="float">
            <text:p>299,50</text:p>
          </table:table-cell>
        </table:table-row>
        <table:table-row table:style-name="ro1"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4175" calcext:value-type="float">
            <text:p>3417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87.18487394958" calcext:value-type="float">
            <text:p>287,18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5763" calcext:value-type="float">
            <text:p>35763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00.529411764705" calcext:value-type="float">
            <text:p>300,53</text:p>
          </table:table-cell>
        </table:table-row>
        <table:table-row table:style-name="ro1"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4291" calcext:value-type="float">
            <text:p>34291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88.159663865547" calcext:value-type="float">
            <text:p>288,16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5885" calcext:value-type="float">
            <text:p>35885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01.554621848739" calcext:value-type="float">
            <text:p>301,55</text:p>
          </table:table-cell>
        </table:table-row>
        <table:table-row table:style-name="ro1"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4406" calcext:value-type="float">
            <text:p>34406</text:p>
          </table:table-cell>
          <table:table-cell table:style-name="ce14" office:value-type="float" office:value="0.966386554621849" calcext:value-type="float">
            <text:p>0,97</text:p>
          </table:table-cell>
          <table:table-cell table:style-name="ce14" office:value-type="float" office:value="289.126050420169" calcext:value-type="float">
            <text:p>289,13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6008" calcext:value-type="float">
            <text:p>36008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02.588235294117" calcext:value-type="float">
            <text:p>302,59</text:p>
          </table:table-cell>
        </table:table-row>
        <table:table-row table:style-name="ro1"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4522" calcext:value-type="float">
            <text:p>3452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90.100840336135" calcext:value-type="float">
            <text:p>290,1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6130" calcext:value-type="float">
            <text:p>36130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03.613445378151" calcext:value-type="float">
            <text:p>303,61</text:p>
          </table:table-cell>
        </table:table-row>
        <table:table-row table:style-name="ro1"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4638" calcext:value-type="float">
            <text:p>3463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91.075630252101" calcext:value-type="float">
            <text:p>291,08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6252" calcext:value-type="float">
            <text:p>36252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04.638655462184" calcext:value-type="float">
            <text:p>304,64</text:p>
          </table:table-cell>
        </table:table-row>
        <table:table-row table:style-name="ro1"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4754" calcext:value-type="float">
            <text:p>3475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92.050420168068" calcext:value-type="float">
            <text:p>292,05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6374" calcext:value-type="float">
            <text:p>36374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05.663865546218" calcext:value-type="float">
            <text:p>305,66</text:p>
          </table:table-cell>
        </table:table-row>
        <table:table-row table:style-name="ro1"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4870" calcext:value-type="float">
            <text:p>3487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93.025210084034" calcext:value-type="float">
            <text:p>293,03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6497" calcext:value-type="float">
            <text:p>36497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06.697478991596" calcext:value-type="float">
            <text:p>306,70</text:p>
          </table:table-cell>
        </table:table-row>
        <table:table-row table:style-name="ro1"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4986" calcext:value-type="float">
            <text:p>3498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94" calcext:value-type="float">
            <text:p>294,0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6620" calcext:value-type="float">
            <text:p>36620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07.731092436974" calcext:value-type="float">
            <text:p>307,73</text:p>
          </table:table-cell>
        </table:table-row>
        <table:table-row table:style-name="ro1"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5102" calcext:value-type="float">
            <text:p>3510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94.974789915967" calcext:value-type="float">
            <text:p>294,97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6742" calcext:value-type="float">
            <text:p>36742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08.756302521008" calcext:value-type="float">
            <text:p>308,76</text:p>
          </table:table-cell>
        </table:table-row>
        <table:table-row table:style-name="ro1"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5218" calcext:value-type="float">
            <text:p>3521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95.949579831933" calcext:value-type="float">
            <text:p>295,95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6864" calcext:value-type="float">
            <text:p>36864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09.781512605041" calcext:value-type="float">
            <text:p>309,78</text:p>
          </table:table-cell>
        </table:table-row>
        <table:table-row table:style-name="ro1"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5334" calcext:value-type="float">
            <text:p>3533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96.9243697479" calcext:value-type="float">
            <text:p>296,9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6987" calcext:value-type="float">
            <text:p>36987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10.815126050419" calcext:value-type="float">
            <text:p>310,82</text:p>
          </table:table-cell>
        </table:table-row>
        <table:table-row table:style-name="ro1"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5450" calcext:value-type="float">
            <text:p>3545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97.899159663866" calcext:value-type="float">
            <text:p>297,9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7110" calcext:value-type="float">
            <text:p>37110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11.848739495798" calcext:value-type="float">
            <text:p>311,85</text:p>
          </table:table-cell>
        </table:table-row>
        <table:table-row table:style-name="ro1"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5566" calcext:value-type="float">
            <text:p>3556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98.873949579832" calcext:value-type="float">
            <text:p>298,87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7232" calcext:value-type="float">
            <text:p>37232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12.873949579831" calcext:value-type="float">
            <text:p>312,87</text:p>
          </table:table-cell>
        </table:table-row>
        <table:table-row table:style-name="ro1">
          <table:table-cell table:style-name="ce11" office:value-type="float" office:value="309" calcext:value-type="float">
            <text:p>30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5682" calcext:value-type="float">
            <text:p>3568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299.848739495799" calcext:value-type="float">
            <text:p>299,85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7355" calcext:value-type="float">
            <text:p>37355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13.907563025209" calcext:value-type="float">
            <text:p>313,91</text:p>
          </table:table-cell>
        </table:table-row>
        <table:table-row table:style-name="ro1"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5798" calcext:value-type="float">
            <text:p>3579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00.823529411765" calcext:value-type="float">
            <text:p>300,82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7477" calcext:value-type="float">
            <text:p>37477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14.932773109243" calcext:value-type="float">
            <text:p>314,93</text:p>
          </table:table-cell>
        </table:table-row>
        <table:table-row table:style-name="ro1"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5914" calcext:value-type="float">
            <text:p>3591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01.798319327731" calcext:value-type="float">
            <text:p>301,8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7599" calcext:value-type="float">
            <text:p>37599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15.957983193277" calcext:value-type="float">
            <text:p>315,96</text:p>
          </table:table-cell>
        </table:table-row>
        <table:table-row table:style-name="ro1"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6030" calcext:value-type="float">
            <text:p>3603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02.773109243698" calcext:value-type="float">
            <text:p>302,7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7722" calcext:value-type="float">
            <text:p>37722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16.991596638655" calcext:value-type="float">
            <text:p>316,99</text:p>
          </table:table-cell>
        </table:table-row>
        <table:table-row table:style-name="ro1"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6146" calcext:value-type="float">
            <text:p>3614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03.747899159664" calcext:value-type="float">
            <text:p>303,75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7844" calcext:value-type="float">
            <text:p>37844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18.016806722688" calcext:value-type="float">
            <text:p>318,02</text:p>
          </table:table-cell>
        </table:table-row>
        <table:table-row table:style-name="ro1"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6262" calcext:value-type="float">
            <text:p>3626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04.72268907563" calcext:value-type="float">
            <text:p>304,72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7966" calcext:value-type="float">
            <text:p>37966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19.042016806722" calcext:value-type="float">
            <text:p>319,04</text:p>
          </table:table-cell>
        </table:table-row>
        <table:table-row table:style-name="ro1"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6378" calcext:value-type="float">
            <text:p>3637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05.697478991597" calcext:value-type="float">
            <text:p>305,7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8088" calcext:value-type="float">
            <text:p>38088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20.067226890756" calcext:value-type="float">
            <text:p>320,07</text:p>
          </table:table-cell>
        </table:table-row>
        <table:table-row table:style-name="ro1"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6494" calcext:value-type="float">
            <text:p>3649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06.672268907563" calcext:value-type="float">
            <text:p>306,6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8211" calcext:value-type="float">
            <text:p>38211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21.100840336134" calcext:value-type="float">
            <text:p>321,10</text:p>
          </table:table-cell>
        </table:table-row>
        <table:table-row table:style-name="ro1">
          <table:table-cell table:style-name="ce11" office:value-type="float" office:value="317" calcext:value-type="float">
            <text:p>31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6610" calcext:value-type="float">
            <text:p>3661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07.64705882353" calcext:value-type="float">
            <text:p>307,65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8334" calcext:value-type="float">
            <text:p>38334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22.134453781512" calcext:value-type="float">
            <text:p>322,13</text:p>
          </table:table-cell>
        </table:table-row>
        <table:table-row table:style-name="ro1"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6726" calcext:value-type="float">
            <text:p>3672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08.621848739496" calcext:value-type="float">
            <text:p>308,62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8456" calcext:value-type="float">
            <text:p>38456</text:p>
          </table:table-cell>
          <table:table-cell table:style-name="ce14" office:value-type="float" office:value="1.02521008403361" calcext:value-type="float">
            <text:p>1,03</text:p>
          </table:table-cell>
          <table:table-cell table:style-name="ce14" office:value-type="float" office:value="323.159663865546" calcext:value-type="float">
            <text:p>323,16</text:p>
          </table:table-cell>
        </table:table-row>
        <table:table-row table:style-name="ro1"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6842" calcext:value-type="float">
            <text:p>3684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09.596638655462" calcext:value-type="float">
            <text:p>309,6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8579" calcext:value-type="float">
            <text:p>38579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24.193277310924" calcext:value-type="float">
            <text:p>324,19</text:p>
          </table:table-cell>
        </table:table-row>
        <table:table-row table:style-name="ro1"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10.571428571429" calcext:value-type="float">
            <text:p>310,5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8702" calcext:value-type="float">
            <text:p>38702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25.226890756302" calcext:value-type="float">
            <text:p>325,23</text:p>
          </table:table-cell>
        </table:table-row>
        <table:table-row table:style-name="ro1"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7074" calcext:value-type="float">
            <text:p>3707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11.546218487395" calcext:value-type="float">
            <text:p>311,55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8825" calcext:value-type="float">
            <text:p>38825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26.26050420168" calcext:value-type="float">
            <text:p>326,26</text:p>
          </table:table-cell>
        </table:table-row>
        <table:table-row table:style-name="ro1"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7190" calcext:value-type="float">
            <text:p>3719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12.521008403361" calcext:value-type="float">
            <text:p>312,5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8948" calcext:value-type="float">
            <text:p>38948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27.294117647058" calcext:value-type="float">
            <text:p>327,29</text:p>
          </table:table-cell>
        </table:table-row>
        <table:table-row table:style-name="ro1"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7306" calcext:value-type="float">
            <text:p>3730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13.495798319328" calcext:value-type="float">
            <text:p>313,5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9071" calcext:value-type="float">
            <text:p>39071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28.327731092436" calcext:value-type="float">
            <text:p>328,33</text:p>
          </table:table-cell>
        </table:table-row>
        <table:table-row table:style-name="ro1"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7422" calcext:value-type="float">
            <text:p>3742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14.470588235294" calcext:value-type="float">
            <text:p>314,4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9194" calcext:value-type="float">
            <text:p>39194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29.361344537814" calcext:value-type="float">
            <text:p>329,36</text:p>
          </table:table-cell>
        </table:table-row>
        <table:table-row table:style-name="ro1"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7538" calcext:value-type="float">
            <text:p>3753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15.445378151261" calcext:value-type="float">
            <text:p>315,45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9317" calcext:value-type="float">
            <text:p>39317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30.394957983192" calcext:value-type="float">
            <text:p>330,39</text:p>
          </table:table-cell>
        </table:table-row>
        <table:table-row table:style-name="ro1"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7654" calcext:value-type="float">
            <text:p>3765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16.420168067227" calcext:value-type="float">
            <text:p>316,4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9440" calcext:value-type="float">
            <text:p>39440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31.428571428571" calcext:value-type="float">
            <text:p>331,43</text:p>
          </table:table-cell>
        </table:table-row>
        <table:table-row table:style-name="ro1"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7770" calcext:value-type="float">
            <text:p>3777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17.394957983193" calcext:value-type="float">
            <text:p>317,39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9563" calcext:value-type="float">
            <text:p>39563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32.462184873949" calcext:value-type="float">
            <text:p>332,46</text:p>
          </table:table-cell>
        </table:table-row>
        <table:table-row table:style-name="ro1"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7886" calcext:value-type="float">
            <text:p>3788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18.36974789916" calcext:value-type="float">
            <text:p>318,3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9686" calcext:value-type="float">
            <text:p>39686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33.495798319327" calcext:value-type="float">
            <text:p>333,50</text:p>
          </table:table-cell>
        </table:table-row>
        <table:table-row table:style-name="ro1"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8002" calcext:value-type="float">
            <text:p>3800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19.344537815126" calcext:value-type="float">
            <text:p>319,34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9809" calcext:value-type="float">
            <text:p>39809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34.529411764705" calcext:value-type="float">
            <text:p>334,53</text:p>
          </table:table-cell>
        </table:table-row>
        <table:table-row table:style-name="ro1"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8118" calcext:value-type="float">
            <text:p>3811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20.319327731092" calcext:value-type="float">
            <text:p>320,3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9932" calcext:value-type="float">
            <text:p>39932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35.563025210083" calcext:value-type="float">
            <text:p>335,56</text:p>
          </table:table-cell>
        </table:table-row>
        <table:table-row table:style-name="ro1"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8234" calcext:value-type="float">
            <text:p>3823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21.294117647059" calcext:value-type="float">
            <text:p>321,29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0055" calcext:value-type="float">
            <text:p>40055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36.596638655461" calcext:value-type="float">
            <text:p>336,60</text:p>
          </table:table-cell>
        </table:table-row>
        <table:table-row table:style-name="ro1">
          <table:table-cell table:style-name="ce11" office:value-type="float" office:value="332" calcext:value-type="float">
            <text:p>33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8350" calcext:value-type="float">
            <text:p>3835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22.268907563025" calcext:value-type="float">
            <text:p>322,2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0178" calcext:value-type="float">
            <text:p>40178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37.630252100839" calcext:value-type="float">
            <text:p>337,63</text:p>
          </table:table-cell>
        </table:table-row>
        <table:table-row table:style-name="ro1"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8466" calcext:value-type="float">
            <text:p>38466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23.243697478992" calcext:value-type="float">
            <text:p>323,24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0301" calcext:value-type="float">
            <text:p>40301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38.663865546218" calcext:value-type="float">
            <text:p>338,66</text:p>
          </table:table-cell>
        </table:table-row>
        <table:table-row table:style-name="ro1"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8582" calcext:value-type="float">
            <text:p>3858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24.218487394958" calcext:value-type="float">
            <text:p>324,2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0424" calcext:value-type="float">
            <text:p>40424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39.697478991596" calcext:value-type="float">
            <text:p>339,70</text:p>
          </table:table-cell>
        </table:table-row>
        <table:table-row table:style-name="ro1"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8698" calcext:value-type="float">
            <text:p>3869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25.193277310924" calcext:value-type="float">
            <text:p>325,19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0547" calcext:value-type="float">
            <text:p>40547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40.731092436974" calcext:value-type="float">
            <text:p>340,73</text:p>
          </table:table-cell>
        </table:table-row>
        <table:table-row table:style-name="ro1"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38815" calcext:value-type="float">
            <text:p>38815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26.176470588235" calcext:value-type="float">
            <text:p>326,18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0670" calcext:value-type="float">
            <text:p>40670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41.764705882352" calcext:value-type="float">
            <text:p>341,76</text:p>
          </table:table-cell>
        </table:table-row>
        <table:table-row table:style-name="ro1">
          <table:table-cell table:style-name="ce11" office:value-type="float" office:value="337" calcext:value-type="float">
            <text:p>33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38932" calcext:value-type="float">
            <text:p>38932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27.159663865546" calcext:value-type="float">
            <text:p>327,16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0794" calcext:value-type="float">
            <text:p>40794</text:p>
          </table:table-cell>
          <table:table-cell table:style-name="ce14" office:value-type="float" office:value="1.04201680672269" calcext:value-type="float">
            <text:p>1,04</text:p>
          </table:table-cell>
          <table:table-cell table:style-name="ce14" office:value-type="float" office:value="342.806722689075" calcext:value-type="float">
            <text:p>342,81</text:p>
          </table:table-cell>
        </table:table-row>
        <table:table-row table:style-name="ro1">
          <table:table-cell table:style-name="ce11" office:value-type="float" office:value="338" calcext:value-type="float">
            <text:p>33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9048" calcext:value-type="float">
            <text:p>39048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28.134453781512" calcext:value-type="float">
            <text:p>328,13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0917" calcext:value-type="float">
            <text:p>40917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43.840336134453" calcext:value-type="float">
            <text:p>343,84</text:p>
          </table:table-cell>
        </table:table-row>
        <table:table-row table:style-name="ro1">
          <table:table-cell table:style-name="ce11" office:value-type="float" office:value="339" calcext:value-type="float">
            <text:p>339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9164" calcext:value-type="float">
            <text:p>39164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29.109243697479" calcext:value-type="float">
            <text:p>329,11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1040" calcext:value-type="float">
            <text:p>41040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44.873949579831" calcext:value-type="float">
            <text:p>344,87</text:p>
          </table:table-cell>
        </table:table-row>
        <table:table-row table:style-name="ro1"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9280" calcext:value-type="float">
            <text:p>3928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30.084033613445" calcext:value-type="float">
            <text:p>330,08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1163" calcext:value-type="float">
            <text:p>41163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45.907563025209" calcext:value-type="float">
            <text:p>345,91</text:p>
          </table:table-cell>
        </table:table-row>
        <table:table-row table:style-name="ro1"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39397" calcext:value-type="float">
            <text:p>3939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31.067226890756" calcext:value-type="float">
            <text:p>331,0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1286" calcext:value-type="float">
            <text:p>41286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46.941176470587" calcext:value-type="float">
            <text:p>346,94</text:p>
          </table:table-cell>
        </table:table-row>
        <table:table-row table:style-name="ro1"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39514" calcext:value-type="float">
            <text:p>39514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32.050420168067" calcext:value-type="float">
            <text:p>332,05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1409" calcext:value-type="float">
            <text:p>41409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47.974789915965" calcext:value-type="float">
            <text:p>347,97</text:p>
          </table:table-cell>
        </table:table-row>
        <table:table-row table:style-name="ro1">
          <table:table-cell table:style-name="ce11" office:value-type="float" office:value="343" calcext:value-type="float">
            <text:p>34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9630" calcext:value-type="float">
            <text:p>3963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33.025210084033" calcext:value-type="float">
            <text:p>333,03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1532" calcext:value-type="float">
            <text:p>41532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49.008403361344" calcext:value-type="float">
            <text:p>349,01</text:p>
          </table:table-cell>
        </table:table-row>
        <table:table-row table:style-name="ro1"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39747" calcext:value-type="float">
            <text:p>3974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34.008403361344" calcext:value-type="float">
            <text:p>334,01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1655" calcext:value-type="float">
            <text:p>41655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50.042016806722" calcext:value-type="float">
            <text:p>350,04</text:p>
          </table:table-cell>
        </table:table-row>
        <table:table-row table:style-name="ro1"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39865" calcext:value-type="float">
            <text:p>39865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335" calcext:value-type="float">
            <text:p>335,0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1778" calcext:value-type="float">
            <text:p>41778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51.0756302521" calcext:value-type="float">
            <text:p>351,08</text:p>
          </table:table-cell>
        </table:table-row>
        <table:table-row table:style-name="ro1">
          <table:table-cell table:style-name="ce11" office:value-type="float" office:value="346" calcext:value-type="float">
            <text:p>346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39986" calcext:value-type="float">
            <text:p>39986</text:p>
          </table:table-cell>
          <table:table-cell table:style-name="ce14" office:value-type="float" office:value="1.01680672268908" calcext:value-type="float">
            <text:p>1,02</text:p>
          </table:table-cell>
          <table:table-cell table:style-name="ce14" office:value-type="float" office:value="336.016806722689" calcext:value-type="float">
            <text:p>336,0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1901" calcext:value-type="float">
            <text:p>41901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52.109243697478" calcext:value-type="float">
            <text:p>352,11</text:p>
          </table:table-cell>
        </table:table-row>
        <table:table-row table:style-name="ro1"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40104" calcext:value-type="float">
            <text:p>40104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337.008403361344" calcext:value-type="float">
            <text:p>337,01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2024" calcext:value-type="float">
            <text:p>42024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53.142857142856" calcext:value-type="float">
            <text:p>353,14</text:p>
          </table:table-cell>
        </table:table-row>
        <table:table-row table:style-name="ro1"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0221" calcext:value-type="float">
            <text:p>40221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37.991596638655" calcext:value-type="float">
            <text:p>337,99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2147" calcext:value-type="float">
            <text:p>42147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54.176470588234" calcext:value-type="float">
            <text:p>354,18</text:p>
          </table:table-cell>
        </table:table-row>
        <table:table-row table:style-name="ro1">
          <table:table-cell table:style-name="ce11" office:value-type="float" office:value="349" calcext:value-type="float">
            <text:p>34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0338" calcext:value-type="float">
            <text:p>4033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38.974789915966" calcext:value-type="float">
            <text:p>338,9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2270" calcext:value-type="float">
            <text:p>42270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55.210084033612" calcext:value-type="float">
            <text:p>355,21</text:p>
          </table:table-cell>
        </table:table-row>
        <table:table-row table:style-name="ro1"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40456" calcext:value-type="float">
            <text:p>40456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339.966386554622" calcext:value-type="float">
            <text:p>339,9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2393" calcext:value-type="float">
            <text:p>42393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56.243697478991" calcext:value-type="float">
            <text:p>356,24</text:p>
          </table:table-cell>
        </table:table-row>
        <table:table-row table:style-name="ro1">
          <table:table-cell table:style-name="ce11" office:value-type="float" office:value="351" calcext:value-type="float">
            <text:p>35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0573" calcext:value-type="float">
            <text:p>40573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40.949579831933" calcext:value-type="float">
            <text:p>340,95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2516" calcext:value-type="float">
            <text:p>42516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57.277310924369" calcext:value-type="float">
            <text:p>357,28</text:p>
          </table:table-cell>
        </table:table-row>
        <table:table-row table:style-name="ro1"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40691" calcext:value-type="float">
            <text:p>40691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341.941176470588" calcext:value-type="float">
            <text:p>341,94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2639" calcext:value-type="float">
            <text:p>42639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58.310924369747" calcext:value-type="float">
            <text:p>358,31</text:p>
          </table:table-cell>
        </table:table-row>
        <table:table-row table:style-name="ro1"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40809" calcext:value-type="float">
            <text:p>40809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342.932773109243" calcext:value-type="float">
            <text:p>342,93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2762" calcext:value-type="float">
            <text:p>42762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59.344537815125" calcext:value-type="float">
            <text:p>359,34</text:p>
          </table:table-cell>
        </table:table-row>
        <table:table-row table:style-name="ro1"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40927" calcext:value-type="float">
            <text:p>40927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343.924369747899" calcext:value-type="float">
            <text:p>343,9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2885" calcext:value-type="float">
            <text:p>42885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60.378151260503" calcext:value-type="float">
            <text:p>360,38</text:p>
          </table:table-cell>
        </table:table-row>
        <table:table-row table:style-name="ro1"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1044" calcext:value-type="float">
            <text:p>41044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44.90756302521" calcext:value-type="float">
            <text:p>344,91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3008" calcext:value-type="float">
            <text:p>43008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61.411764705881" calcext:value-type="float">
            <text:p>361,41</text:p>
          </table:table-cell>
        </table:table-row>
        <table:table-row table:style-name="ro1">
          <table:table-cell table:style-name="ce11" office:value-type="float" office:value="356" calcext:value-type="float">
            <text:p>35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1161" calcext:value-type="float">
            <text:p>41161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45.890756302521" calcext:value-type="float">
            <text:p>345,89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3131" calcext:value-type="float">
            <text:p>43131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62.445378151259" calcext:value-type="float">
            <text:p>362,45</text:p>
          </table:table-cell>
        </table:table-row>
        <table:table-row table:style-name="ro1">
          <table:table-cell table:style-name="ce11" office:value-type="float" office:value="357" calcext:value-type="float">
            <text:p>35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1278" calcext:value-type="float">
            <text:p>4127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46.873949579832" calcext:value-type="float">
            <text:p>346,87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3254" calcext:value-type="float">
            <text:p>43254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63.478991596637" calcext:value-type="float">
            <text:p>363,48</text:p>
          </table:table-cell>
        </table:table-row>
        <table:table-row table:style-name="ro1"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1395" calcext:value-type="float">
            <text:p>41395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47.857142857143" calcext:value-type="float">
            <text:p>347,86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3377" calcext:value-type="float">
            <text:p>43377</text:p>
          </table:table-cell>
          <table:table-cell table:style-name="ce14" office:value-type="float" office:value="1.03361344537815" calcext:value-type="float">
            <text:p>1,03</text:p>
          </table:table-cell>
          <table:table-cell table:style-name="ce14" office:value-type="float" office:value="364.512605042016" calcext:value-type="float">
            <text:p>364,51</text:p>
          </table:table-cell>
        </table:table-row>
        <table:table-row table:style-name="ro1"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41513" calcext:value-type="float">
            <text:p>41513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348.848739495798" calcext:value-type="float">
            <text:p>348,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3502" calcext:value-type="float">
            <text:p>43502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365.563025210083" calcext:value-type="float">
            <text:p>365,56</text:p>
          </table:table-cell>
        </table:table-row>
        <table:table-row table:style-name="ro1"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41631" calcext:value-type="float">
            <text:p>41631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349.840336134453" calcext:value-type="float">
            <text:p>349,8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43630" calcext:value-type="float">
            <text:p>43630</text:p>
          </table:table-cell>
          <table:table-cell table:style-name="ce14" office:value-type="float" office:value="1.07563025210084" calcext:value-type="float">
            <text:p>1,08</text:p>
          </table:table-cell>
          <table:table-cell table:style-name="ce14" office:value-type="float" office:value="366.638655462184" calcext:value-type="float">
            <text:p>366,64</text:p>
          </table:table-cell>
        </table:table-row>
        <table:table-row table:style-name="ro1"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41749" calcext:value-type="float">
            <text:p>41749</text:p>
          </table:table-cell>
          <table:table-cell table:style-name="ce14" office:value-type="float" office:value="0.991596638655462" calcext:value-type="float">
            <text:p>0,99</text:p>
          </table:table-cell>
          <table:table-cell table:style-name="ce14" office:value-type="float" office:value="350.831932773109" calcext:value-type="float">
            <text:p>350,83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43756" calcext:value-type="float">
            <text:p>43756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367.697478991595" calcext:value-type="float">
            <text:p>367,70</text:p>
          </table:table-cell>
        </table:table-row>
        <table:table-row table:style-name="ro1">
          <table:table-cell table:style-name="ce11" office:value-type="float" office:value="362" calcext:value-type="float">
            <text:p>36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41865" calcext:value-type="float">
            <text:p>41865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51.806722689075" calcext:value-type="float">
            <text:p>351,81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43884" calcext:value-type="float">
            <text:p>43884</text:p>
          </table:table-cell>
          <table:table-cell table:style-name="ce14" office:value-type="float" office:value="1.07563025210084" calcext:value-type="float">
            <text:p>1,08</text:p>
          </table:table-cell>
          <table:table-cell table:style-name="ce14" office:value-type="float" office:value="368.773109243696" calcext:value-type="float">
            <text:p>368,77</text:p>
          </table:table-cell>
        </table:table-row>
        <table:table-row table:style-name="ro1"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1982" calcext:value-type="float">
            <text:p>41982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52.789915966386" calcext:value-type="float">
            <text:p>352,79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44011" calcext:value-type="float">
            <text:p>44011</text:p>
          </table:table-cell>
          <table:table-cell table:style-name="ce14" office:value-type="float" office:value="1.0672268907563" calcext:value-type="float">
            <text:p>1,07</text:p>
          </table:table-cell>
          <table:table-cell table:style-name="ce14" office:value-type="float" office:value="369.840336134453" calcext:value-type="float">
            <text:p>369,84</text:p>
          </table:table-cell>
        </table:table-row>
        <table:table-row table:style-name="ro1"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2099" calcext:value-type="float">
            <text:p>42099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53.773109243697" calcext:value-type="float">
            <text:p>353,77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44138" calcext:value-type="float">
            <text:p>44138</text:p>
          </table:table-cell>
          <table:table-cell table:style-name="ce14" office:value-type="float" office:value="1.0672268907563" calcext:value-type="float">
            <text:p>1,07</text:p>
          </table:table-cell>
          <table:table-cell table:style-name="ce14" office:value-type="float" office:value="370.907563025209" calcext:value-type="float">
            <text:p>370,91</text:p>
          </table:table-cell>
        </table:table-row>
        <table:table-row table:style-name="ro1"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2216" calcext:value-type="float">
            <text:p>4221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54.756302521008" calcext:value-type="float">
            <text:p>354,76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44265" calcext:value-type="float">
            <text:p>44265</text:p>
          </table:table-cell>
          <table:table-cell table:style-name="ce14" office:value-type="float" office:value="1.0672268907563" calcext:value-type="float">
            <text:p>1,07</text:p>
          </table:table-cell>
          <table:table-cell table:style-name="ce14" office:value-type="float" office:value="371.974789915965" calcext:value-type="float">
            <text:p>371,97</text:p>
          </table:table-cell>
        </table:table-row>
        <table:table-row table:style-name="ro1"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42332" calcext:value-type="float">
            <text:p>42332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55.731092436974" calcext:value-type="float">
            <text:p>355,73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44392" calcext:value-type="float">
            <text:p>44392</text:p>
          </table:table-cell>
          <table:table-cell table:style-name="ce14" office:value-type="float" office:value="1.0672268907563" calcext:value-type="float">
            <text:p>1,07</text:p>
          </table:table-cell>
          <table:table-cell table:style-name="ce14" office:value-type="float" office:value="373.042016806721" calcext:value-type="float">
            <text:p>373,04</text:p>
          </table:table-cell>
        </table:table-row>
        <table:table-row table:style-name="ro1"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2449" calcext:value-type="float">
            <text:p>42449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56.714285714285" calcext:value-type="float">
            <text:p>356,71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44519" calcext:value-type="float">
            <text:p>44519</text:p>
          </table:table-cell>
          <table:table-cell table:style-name="ce14" office:value-type="float" office:value="1.0672268907563" calcext:value-type="float">
            <text:p>1,07</text:p>
          </table:table-cell>
          <table:table-cell table:style-name="ce14" office:value-type="float" office:value="374.109243697478" calcext:value-type="float">
            <text:p>374,11</text:p>
          </table:table-cell>
        </table:table-row>
        <table:table-row table:style-name="ro1"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2566" calcext:value-type="float">
            <text:p>4256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57.697478991596" calcext:value-type="float">
            <text:p>357,70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44646" calcext:value-type="float">
            <text:p>44646</text:p>
          </table:table-cell>
          <table:table-cell table:style-name="ce14" office:value-type="float" office:value="1.0672268907563" calcext:value-type="float">
            <text:p>1,07</text:p>
          </table:table-cell>
          <table:table-cell table:style-name="ce14" office:value-type="float" office:value="375.176470588234" calcext:value-type="float">
            <text:p>375,18</text:p>
          </table:table-cell>
        </table:table-row>
        <table:table-row table:style-name="ro1"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2683" calcext:value-type="float">
            <text:p>42683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58.680672268907" calcext:value-type="float">
            <text:p>358,6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44773" calcext:value-type="float">
            <text:p>44773</text:p>
          </table:table-cell>
          <table:table-cell table:style-name="ce14" office:value-type="float" office:value="1.0672268907563" calcext:value-type="float">
            <text:p>1,07</text:p>
          </table:table-cell>
          <table:table-cell table:style-name="ce14" office:value-type="float" office:value="376.24369747899" calcext:value-type="float">
            <text:p>376,24</text:p>
          </table:table-cell>
        </table:table-row>
        <table:table-row table:style-name="ro1"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2800" calcext:value-type="float">
            <text:p>42800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59.663865546218" calcext:value-type="float">
            <text:p>359,66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44899" calcext:value-type="float">
            <text:p>44899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377.302521008402" calcext:value-type="float">
            <text:p>377,30</text:p>
          </table:table-cell>
        </table:table-row>
        <table:table-row table:style-name="ro1">
          <table:table-cell table:style-name="ce11" office:value-type="float" office:value="371" calcext:value-type="float">
            <text:p>37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2917" calcext:value-type="float">
            <text:p>4291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60.647058823529" calcext:value-type="float">
            <text:p>360,65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45025" calcext:value-type="float">
            <text:p>45025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378.361344537814" calcext:value-type="float">
            <text:p>378,36</text:p>
          </table:table-cell>
        </table:table-row>
        <table:table-row table:style-name="ro1"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3034" calcext:value-type="float">
            <text:p>43034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61.63025210084" calcext:value-type="float">
            <text:p>361,63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45151" calcext:value-type="float">
            <text:p>45151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379.420168067225" calcext:value-type="float">
            <text:p>379,42</text:p>
          </table:table-cell>
        </table:table-row>
        <table:table-row table:style-name="ro1">
          <table:table-cell table:style-name="ce11" office:value-type="float" office:value="373" calcext:value-type="float">
            <text:p>373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3151" calcext:value-type="float">
            <text:p>43151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62.613445378151" calcext:value-type="float">
            <text:p>362,61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45277" calcext:value-type="float">
            <text:p>45277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380.478991596637" calcext:value-type="float">
            <text:p>380,48</text:p>
          </table:table-cell>
        </table:table-row>
        <table:table-row table:style-name="ro1"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3268" calcext:value-type="float">
            <text:p>4326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63.596638655462" calcext:value-type="float">
            <text:p>363,60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45403" calcext:value-type="float">
            <text:p>45403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381.537815126049" calcext:value-type="float">
            <text:p>381,54</text:p>
          </table:table-cell>
        </table:table-row>
        <table:table-row table:style-name="ro1"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3385" calcext:value-type="float">
            <text:p>43385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64.579831932773" calcext:value-type="float">
            <text:p>364,58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45529" calcext:value-type="float">
            <text:p>45529</text:p>
          </table:table-cell>
          <table:table-cell table:style-name="ce14" office:value-type="float" office:value="1.05882352941176" calcext:value-type="float">
            <text:p>1,06</text:p>
          </table:table-cell>
          <table:table-cell table:style-name="ce14" office:value-type="float" office:value="382.596638655461" calcext:value-type="float">
            <text:p>382,60</text:p>
          </table:table-cell>
        </table:table-row>
        <table:table-row table:style-name="ro1"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3502" calcext:value-type="float">
            <text:p>43502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65.563025210084" calcext:value-type="float">
            <text:p>365,56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5654" calcext:value-type="float">
            <text:p>45654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383.647058823528" calcext:value-type="float">
            <text:p>383,65</text:p>
          </table:table-cell>
        </table:table-row>
        <table:table-row table:style-name="ro1"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3619" calcext:value-type="float">
            <text:p>43619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66.546218487395" calcext:value-type="float">
            <text:p>366,55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5778" calcext:value-type="float">
            <text:p>45778</text:p>
          </table:table-cell>
          <table:table-cell table:style-name="ce14" office:value-type="float" office:value="1.04201680672269" calcext:value-type="float">
            <text:p>1,04</text:p>
          </table:table-cell>
          <table:table-cell table:style-name="ce14" office:value-type="float" office:value="384.689075630251" calcext:value-type="float">
            <text:p>384,69</text:p>
          </table:table-cell>
        </table:table-row>
        <table:table-row table:style-name="ro1"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3736" calcext:value-type="float">
            <text:p>4373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67.529411764706" calcext:value-type="float">
            <text:p>367,53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5902" calcext:value-type="float">
            <text:p>45902</text:p>
          </table:table-cell>
          <table:table-cell table:style-name="ce14" office:value-type="float" office:value="1.04201680672269" calcext:value-type="float">
            <text:p>1,04</text:p>
          </table:table-cell>
          <table:table-cell table:style-name="ce14" office:value-type="float" office:value="385.731092436973" calcext:value-type="float">
            <text:p>385,73</text:p>
          </table:table-cell>
        </table:table-row>
        <table:table-row table:style-name="ro1"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3853" calcext:value-type="float">
            <text:p>43853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68.512605042017" calcext:value-type="float">
            <text:p>368,51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6027" calcext:value-type="float">
            <text:p>46027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386.781512605041" calcext:value-type="float">
            <text:p>386,78</text:p>
          </table:table-cell>
        </table:table-row>
        <table:table-row table:style-name="ro1"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3970" calcext:value-type="float">
            <text:p>43970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69.495798319327" calcext:value-type="float">
            <text:p>369,5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6152" calcext:value-type="float">
            <text:p>46152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387.831932773108" calcext:value-type="float">
            <text:p>387,83</text:p>
          </table:table-cell>
        </table:table-row>
        <table:table-row table:style-name="ro1"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4087" calcext:value-type="float">
            <text:p>4408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70.478991596638" calcext:value-type="float">
            <text:p>370,48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6277" calcext:value-type="float">
            <text:p>46277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388.882352941175" calcext:value-type="float">
            <text:p>388,88</text:p>
          </table:table-cell>
        </table:table-row>
        <table:table-row table:style-name="ro1"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4204" calcext:value-type="float">
            <text:p>44204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71.462184873949" calcext:value-type="float">
            <text:p>371,46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6402" calcext:value-type="float">
            <text:p>46402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389.932773109242" calcext:value-type="float">
            <text:p>389,93</text:p>
          </table:table-cell>
        </table:table-row>
        <table:table-row table:style-name="ro1"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4321" calcext:value-type="float">
            <text:p>44321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72.44537815126" calcext:value-type="float">
            <text:p>372,4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6527" calcext:value-type="float">
            <text:p>46527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390.983193277309" calcext:value-type="float">
            <text:p>390,98</text:p>
          </table:table-cell>
        </table:table-row>
        <table:table-row table:style-name="ro1"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4438" calcext:value-type="float">
            <text:p>4443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73.428571428571" calcext:value-type="float">
            <text:p>373,43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6652" calcext:value-type="float">
            <text:p>46652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392.033613445377" calcext:value-type="float">
            <text:p>392,03</text:p>
          </table:table-cell>
        </table:table-row>
        <table:table-row table:style-name="ro1"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4555" calcext:value-type="float">
            <text:p>44555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74.411764705882" calcext:value-type="float">
            <text:p>374,41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6776" calcext:value-type="float">
            <text:p>46776</text:p>
          </table:table-cell>
          <table:table-cell table:style-name="ce14" office:value-type="float" office:value="1.04201680672269" calcext:value-type="float">
            <text:p>1,04</text:p>
          </table:table-cell>
          <table:table-cell table:style-name="ce14" office:value-type="float" office:value="393.075630252099" calcext:value-type="float">
            <text:p>393,08</text:p>
          </table:table-cell>
        </table:table-row>
        <table:table-row table:style-name="ro1">
          <table:table-cell table:style-name="ce11" office:value-type="float" office:value="386" calcext:value-type="float">
            <text:p>38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4672" calcext:value-type="float">
            <text:p>44672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75.394957983193" calcext:value-type="float">
            <text:p>375,39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6901" calcext:value-type="float">
            <text:p>46901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394.126050420167" calcext:value-type="float">
            <text:p>394,13</text:p>
          </table:table-cell>
        </table:table-row>
        <table:table-row table:style-name="ro1"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4789" calcext:value-type="float">
            <text:p>44789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76.378151260504" calcext:value-type="float">
            <text:p>376,38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7025" calcext:value-type="float">
            <text:p>47025</text:p>
          </table:table-cell>
          <table:table-cell table:style-name="ce14" office:value-type="float" office:value="1.04201680672269" calcext:value-type="float">
            <text:p>1,04</text:p>
          </table:table-cell>
          <table:table-cell table:style-name="ce14" office:value-type="float" office:value="395.168067226889" calcext:value-type="float">
            <text:p>395,17</text:p>
          </table:table-cell>
        </table:table-row>
        <table:table-row table:style-name="ro1">
          <table:table-cell table:style-name="ce11" office:value-type="float" office:value="388" calcext:value-type="float">
            <text:p>38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4906" calcext:value-type="float">
            <text:p>4490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77.361344537815" calcext:value-type="float">
            <text:p>377,36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7150" calcext:value-type="float">
            <text:p>47150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396.218487394956" calcext:value-type="float">
            <text:p>396,22</text:p>
          </table:table-cell>
        </table:table-row>
        <table:table-row table:style-name="ro1"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5023" calcext:value-type="float">
            <text:p>45023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78.344537815126" calcext:value-type="float">
            <text:p>378,34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7275" calcext:value-type="float">
            <text:p>47275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397.268907563024" calcext:value-type="float">
            <text:p>397,27</text:p>
          </table:table-cell>
        </table:table-row>
        <table:table-row table:style-name="ro1"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5140" calcext:value-type="float">
            <text:p>45140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79.327731092437" calcext:value-type="float">
            <text:p>379,33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7399" calcext:value-type="float">
            <text:p>47399</text:p>
          </table:table-cell>
          <table:table-cell table:style-name="ce14" office:value-type="float" office:value="1.04201680672269" calcext:value-type="float">
            <text:p>1,04</text:p>
          </table:table-cell>
          <table:table-cell table:style-name="ce14" office:value-type="float" office:value="398.310924369746" calcext:value-type="float">
            <text:p>398,31</text:p>
          </table:table-cell>
        </table:table-row>
        <table:table-row table:style-name="ro1"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5257" calcext:value-type="float">
            <text:p>4525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80.310924369748" calcext:value-type="float">
            <text:p>380,31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7524" calcext:value-type="float">
            <text:p>47524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399.361344537813" calcext:value-type="float">
            <text:p>399,36</text:p>
          </table:table-cell>
        </table:table-row>
        <table:table-row table:style-name="ro1"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5374" calcext:value-type="float">
            <text:p>45374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81.294117647059" calcext:value-type="float">
            <text:p>381,29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7648" calcext:value-type="float">
            <text:p>47648</text:p>
          </table:table-cell>
          <table:table-cell table:style-name="ce14" office:value-type="float" office:value="1.04201680672269" calcext:value-type="float">
            <text:p>1,04</text:p>
          </table:table-cell>
          <table:table-cell table:style-name="ce14" office:value-type="float" office:value="400.403361344536" calcext:value-type="float">
            <text:p>400,40</text:p>
          </table:table-cell>
        </table:table-row>
        <table:table-row table:style-name="ro1"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45490" calcext:value-type="float">
            <text:p>45490</text:p>
          </table:table-cell>
          <table:table-cell table:style-name="ce14" office:value-type="float" office:value="0.974789915966386" calcext:value-type="float">
            <text:p>0,97</text:p>
          </table:table-cell>
          <table:table-cell table:style-name="ce14" office:value-type="float" office:value="382.268907563025" calcext:value-type="float">
            <text:p>382,27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7773" calcext:value-type="float">
            <text:p>47773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401.453781512603" calcext:value-type="float">
            <text:p>401,45</text:p>
          </table:table-cell>
        </table:table-row>
        <table:table-row table:style-name="ro1">
          <table:table-cell table:style-name="ce11" office:value-type="float" office:value="394" calcext:value-type="float">
            <text:p>394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5607" calcext:value-type="float">
            <text:p>4560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83.252100840336" calcext:value-type="float">
            <text:p>383,2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7898" calcext:value-type="float">
            <text:p>47898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402.504201680671" calcext:value-type="float">
            <text:p>402,50</text:p>
          </table:table-cell>
        </table:table-row>
        <table:table-row table:style-name="ro1"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5724" calcext:value-type="float">
            <text:p>45724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84.235294117647" calcext:value-type="float">
            <text:p>384,24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8022" calcext:value-type="float">
            <text:p>48022</text:p>
          </table:table-cell>
          <table:table-cell table:style-name="ce14" office:value-type="float" office:value="1.04201680672269" calcext:value-type="float">
            <text:p>1,04</text:p>
          </table:table-cell>
          <table:table-cell table:style-name="ce14" office:value-type="float" office:value="403.546218487393" calcext:value-type="float">
            <text:p>403,55</text:p>
          </table:table-cell>
        </table:table-row>
        <table:table-row table:style-name="ro1">
          <table:table-cell table:style-name="ce11" office:value-type="float" office:value="396" calcext:value-type="float">
            <text:p>39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5841" calcext:value-type="float">
            <text:p>45841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85.218487394958" calcext:value-type="float">
            <text:p>385,22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8147" calcext:value-type="float">
            <text:p>48147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404.596638655461" calcext:value-type="float">
            <text:p>404,60</text:p>
          </table:table-cell>
        </table:table-row>
        <table:table-row table:style-name="ro1"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5958" calcext:value-type="float">
            <text:p>4595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86.201680672269" calcext:value-type="float">
            <text:p>386,20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8271" calcext:value-type="float">
            <text:p>48271</text:p>
          </table:table-cell>
          <table:table-cell table:style-name="ce14" office:value-type="float" office:value="1.04201680672269" calcext:value-type="float">
            <text:p>1,04</text:p>
          </table:table-cell>
          <table:table-cell table:style-name="ce14" office:value-type="float" office:value="405.638655462183" calcext:value-type="float">
            <text:p>405,64</text:p>
          </table:table-cell>
        </table:table-row>
        <table:table-row table:style-name="ro1">
          <table:table-cell table:style-name="ce11" office:value-type="float" office:value="398" calcext:value-type="float">
            <text:p>39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6075" calcext:value-type="float">
            <text:p>46075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87.18487394958" calcext:value-type="float">
            <text:p>387,18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8396" calcext:value-type="float">
            <text:p>48396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406.68907563025" calcext:value-type="float">
            <text:p>406,69</text:p>
          </table:table-cell>
        </table:table-row>
        <table:table-row table:style-name="ro1"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6192" calcext:value-type="float">
            <text:p>46192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88.168067226891" calcext:value-type="float">
            <text:p>388,17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8520" calcext:value-type="float">
            <text:p>48520</text:p>
          </table:table-cell>
          <table:table-cell table:style-name="ce14" office:value-type="float" office:value="1.04201680672269" calcext:value-type="float">
            <text:p>1,04</text:p>
          </table:table-cell>
          <table:table-cell table:style-name="ce14" office:value-type="float" office:value="407.731092436973" calcext:value-type="float">
            <text:p>407,73</text:p>
          </table:table-cell>
        </table:table-row>
        <table:table-row table:style-name="ro1"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6309" calcext:value-type="float">
            <text:p>46309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89.151260504202" calcext:value-type="float">
            <text:p>389,1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8645" calcext:value-type="float">
            <text:p>48645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408.78151260504" calcext:value-type="float">
            <text:p>408,78</text:p>
          </table:table-cell>
        </table:table-row>
        <table:table-row table:style-name="ro1">
          <table:table-cell table:style-name="ce11" office:value-type="float" office:value="401" calcext:value-type="float">
            <text:p>40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6426" calcext:value-type="float">
            <text:p>46426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90.134453781512" calcext:value-type="float">
            <text:p>390,13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8770" calcext:value-type="float">
            <text:p>48770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409.831932773108" calcext:value-type="float">
            <text:p>409,83</text:p>
          </table:table-cell>
        </table:table-row>
        <table:table-row table:style-name="ro1"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6543" calcext:value-type="float">
            <text:p>46543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91.117647058823" calcext:value-type="float">
            <text:p>391,12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8895" calcext:value-type="float">
            <text:p>48895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410.882352941175" calcext:value-type="float">
            <text:p>410,88</text:p>
          </table:table-cell>
        </table:table-row>
        <table:table-row table:style-name="ro1"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6660" calcext:value-type="float">
            <text:p>46660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92.100840336134" calcext:value-type="float">
            <text:p>392,1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9020" calcext:value-type="float">
            <text:p>49020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411.932773109242" calcext:value-type="float">
            <text:p>411,93</text:p>
          </table:table-cell>
        </table:table-row>
        <table:table-row table:style-name="ro1"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6777" calcext:value-type="float">
            <text:p>46777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93.084033613445" calcext:value-type="float">
            <text:p>393,08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9145" calcext:value-type="float">
            <text:p>49145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412.983193277309" calcext:value-type="float">
            <text:p>412,98</text:p>
          </table:table-cell>
        </table:table-row>
        <table:table-row table:style-name="ro1">
          <table:table-cell table:style-name="ce11" office:value-type="float" office:value="405" calcext:value-type="float">
            <text:p>40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6894" calcext:value-type="float">
            <text:p>46894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94.067226890756" calcext:value-type="float">
            <text:p>394,07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9270" calcext:value-type="float">
            <text:p>49270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414.033613445376" calcext:value-type="float">
            <text:p>414,03</text:p>
          </table:table-cell>
        </table:table-row>
        <table:table-row table:style-name="ro1"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7011" calcext:value-type="float">
            <text:p>47011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95.050420168067" calcext:value-type="float">
            <text:p>395,0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9395" calcext:value-type="float">
            <text:p>49395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415.084033613444" calcext:value-type="float">
            <text:p>415,08</text:p>
          </table:table-cell>
        </table:table-row>
        <table:table-row table:style-name="ro1"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7128" calcext:value-type="float">
            <text:p>47128</text:p>
          </table:table-cell>
          <table:table-cell table:style-name="ce14" office:value-type="float" office:value="0.983193277310924" calcext:value-type="float">
            <text:p>0,98</text:p>
          </table:table-cell>
          <table:table-cell table:style-name="ce14" office:value-type="float" office:value="396.033613445378" calcext:value-type="float">
            <text:p>396,03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9520" calcext:value-type="float">
            <text:p>49520</text:p>
          </table:table-cell>
          <table:table-cell table:style-name="ce14" office:value-type="float" office:value="1.05042016806723" calcext:value-type="float">
            <text:p>1,05</text:p>
          </table:table-cell>
          <table:table-cell table:style-name="ce14" office:value-type="float" office:value="416.134453781511" calcext:value-type="float">
            <text:p>416,13</text:p>
          </table:table-cell>
        </table:table-row>
        <table:table-row table:style-name="ro1" table:number-rows-repeated="577">
          <table:table-cell table:number-columns-repeated="9"/>
        </table:table-row>
        <table:table-row table:style-name="ro1" table:number-rows-repeated="232">
          <table:table-cell table:number-columns-repeated="3"/>
          <table:table-cell table:style-name="ce12" table:number-columns-repeated="2"/>
          <table:table-cell table:number-columns-repeated="2"/>
          <table:table-cell table:style-name="ce12" table:number-columns-repeated="2"/>
        </table:table-row>
        <table:table-row table:style-name="ro1">
          <table:table-cell table:number-columns-repeated="3"/>
          <table:table-cell table:style-name="ce12" table:number-columns-repeated="2"/>
          <table:table-cell table:number-columns-repeated="2"/>
          <table:table-cell table:style-name="ce12" table:number-columns-repeated="2"/>
        </table:table-row>
      </table:table>
      <table:named-expressions/>
      <table:database-ranges>
        <table:database-range table:name="__Anonymous_Sheet_DB__0" table:target-range-address="keepassdroid.B1:keepassdroid.E98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9T10:19:28.054561967</dc:date>
    <meta:editing-duration>PT3H22M15S</meta:editing-duration>
    <meta:editing-cycles>22</meta:editing-cycles>
    <meta:generator>LibreOffice/7.3.7.2$Linux_X86_64 LibreOffice_project/30$Build-2</meta:generator>
    <meta:document-statistic meta:table-count="1" meta:cell-count="3672" meta:object-count="0"/>
  </office:meta>
</office:document-meta>
</file>